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bullet text:level="1" text:style-name="WW_CharLFO4LVL1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4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bullet text:level="1" text:style-name="WW_CharLFO1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2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bullet text:level="1" text:style-name="WW_CharLFO24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4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4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4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4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4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4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4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4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4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5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6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8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9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0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1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2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3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4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5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16" style:parent-style-name="Standard" style:family="paragraph">
      <style:paragraph-properties fo:text-align="center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7" style:parent-style-name="預設段落字型" style:family="text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8" style:parent-style-name="Standard" style:family="paragraph">
      <style:text-properties style:font-name="標楷體" style:font-name-asian="標楷體" style:font-name-complex="Times New Roman" fo:font-size="14pt" style:font-size-asian="14pt" style:font-size-complex="14pt" style:language-asian="zh" style:country-asian="TW"/>
    </style:style>
    <style:style style:name="P19" style:parent-style-name="Standard" style:family="paragraph">
      <style:paragraph-properties fo:text-align="justify" fo:margin-right="-0.0402in" fo:text-indent="0.3333in"/>
    </style:style>
    <style:style style:name="T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2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2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2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25" style:parent-style-name="Standard" style:family="paragraph">
      <style:paragraph-properties fo:text-align="justify" fo:margin-right="-0.0402in" fo:text-indent="0.3333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26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27" style:parent-style-name="Standard" style:family="paragraph">
      <style:paragraph-properties fo:text-align="justify" fo:margin-right="-0.0402in"/>
    </style:style>
    <style:style style:name="T2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2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3" style:parent-style-name="Standard" style:family="paragraph">
      <style:paragraph-properties fo:text-align="justify" fo:margin-right="-0.0402in" fo:text-indent="0.3333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4" style:parent-style-name="Standard" style:family="paragraph">
      <style:paragraph-properties fo:text-align="justify" fo:margin-right="-0.0402in"/>
    </style:style>
    <style:style style:name="T3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2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3" style:parent-style-name="預設段落字型" style:family="text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54" style:parent-style-name="Standard" style:family="paragraph">
      <style:text-properties style:font-name="標楷體" style:font-name-asian="標楷體" style:font-name-complex="Times New Roman" fo:font-size="14pt" style:font-size-asian="14pt" style:font-size-complex="14pt" style:language-asian="zh" style:country-asian="TW"/>
    </style:style>
    <style:style style:name="P55" style:parent-style-name="Standard" style:family="paragraph">
      <style:paragraph-properties fo:text-indent="0.3333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6" style:parent-style-name="Standard" style:family="paragraph">
      <style:paragraph-properties fo:text-indent="0.3333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7" style:parent-style-name="Standard" style:family="paragraph">
      <style:paragraph-properties fo:text-indent="0.3333in"/>
    </style:style>
    <style:style style:name="T5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63" style:parent-style-name="Standard" style:family="paragraph">
      <style:paragraph-properties fo:text-indent="0.3333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64" style:parent-style-name="預設段落字型" style:family="text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65" style:parent-style-name="Standard" style:family="paragraph">
      <style:text-properties style:font-name="標楷體" style:font-name-asian="標楷體" style:font-name-complex="Times New Roman" fo:font-size="14pt" style:font-size-asian="14pt" style:font-size-complex="14pt" style:language-asian="zh" style:country-asian="TW"/>
    </style:style>
    <style:style style:name="P66" style:parent-style-name="Standard" style:family="paragraph">
      <style:paragraph-properties fo:text-indent="0.5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67" style:parent-style-name="Standard" style:family="paragraph">
      <style:paragraph-properties fo:text-indent="0.5in"/>
      <style:text-properties style:font-name="標楷體" style:font-name-asian="標楷體" style:language-asian="zh" style:country-asian="TW"/>
    </style:style>
    <style:style style:name="P68" style:parent-style-name="Standard" style:family="paragraph"/>
    <style:style style:name="T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74" style:parent-style-name="Standard" style:family="paragraph">
      <style:paragraph-properties fo:margin-left="1in" fo:text-indent="0.5in">
        <style:tab-stops/>
      </style:paragraph-properties>
    </style:style>
    <style:style style:name="T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8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8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9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98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P99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P100" style:parent-style-name="Standard" style:family="paragraph">
      <style:paragraph-properties fo:margin-left="1in" fo:text-indent="0.5in">
        <style:tab-stops/>
      </style:paragraph-properties>
    </style:style>
    <style:style style:name="T1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0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0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0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0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1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1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1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1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1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116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T11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127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P128" style:parent-style-name="Standard" style:family="paragraph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3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131" style:parent-style-name="Standard" style:family="paragraph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P132" style:parent-style-name="Standard" style:family="paragraph"/>
    <style:style style:name="T13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3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3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38" style:parent-style-name="Standard" style:family="paragraph"/>
    <style:style style:name="T1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4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4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4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4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4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46" style:parent-style-name="Standard" style:family="paragraph"/>
    <style:style style:name="T14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4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4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5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5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5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5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54" style:parent-style-name="Standard" style:family="paragraph"/>
    <style:style style:name="T15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5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5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5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5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6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162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TableColumn164" style:family="table-column">
      <style:table-column-properties style:column-width="2.8548in" style:use-optimal-column-width="false"/>
    </style:style>
    <style:style style:name="TableColumn165" style:family="table-column">
      <style:table-column-properties style:column-width="3.15in" style:use-optimal-column-width="false"/>
    </style:style>
    <style:style style:name="Table163" style:family="table">
      <style:table-properties style:width="6.0048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16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6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173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17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7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181" style:parent-style-name="Standard" style:family="paragraph">
      <style:paragraph-properties fo:text-align="justify" fo:line-height="115%"/>
    </style:style>
    <style:style style:name="T1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83" style:parent-style-name="Standard" style:family="paragraph">
      <style:paragraph-properties fo:text-align="justify" fo:line-height="115%"/>
    </style:style>
    <style:style style:name="T18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85" style:parent-style-name="Standard" style:family="paragraph">
      <style:paragraph-properties fo:text-align="justify" fo:line-height="115%"/>
    </style:style>
    <style:style style:name="T18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87" style:parent-style-name="Standard" style:family="paragraph">
      <style:paragraph-properties fo:text-align="justify" fo:line-height="115%"/>
    </style:style>
    <style:style style:name="T18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89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190" style:parent-style-name="Standard" style:family="paragraph">
      <style:paragraph-properties fo:text-align="justify" fo:line-height="115%"/>
    </style:style>
    <style:style style:name="T191" style:parent-style-name="預設段落字型" style:family="text">
      <style:text-properties style:font-name="Times New Roman" style:font-name-asian="標楷體"/>
    </style:style>
    <style:style style:name="T192" style:parent-style-name="預設段落字型" style:family="text">
      <style:text-properties style:font-name="標楷體" style:font-name-asian="標楷體"/>
    </style:style>
    <style:style style:name="T193" style:parent-style-name="預設段落字型" style:family="text">
      <style:text-properties style:font-name="Times New Roman" style:font-name-asian="標楷體"/>
    </style:style>
    <style:style style:name="T194" style:parent-style-name="預設段落字型" style:family="text">
      <style:text-properties style:font-name="標楷體" style:font-name-asian="標楷體"/>
    </style:style>
    <style:style style:name="T195" style:parent-style-name="預設段落字型" style:family="text">
      <style:text-properties style:font-name="Times New Roman" style:font-name-asian="標楷體"/>
    </style:style>
    <style:style style:name="T196" style:parent-style-name="預設段落字型" style:family="text">
      <style:text-properties style:font-name="標楷體" style:font-name-asian="標楷體"/>
    </style:style>
    <style:style style:name="T197" style:parent-style-name="預設段落字型" style:family="text">
      <style:text-properties style:font-name="Times New Roman" style:font-name-asian="標楷體"/>
    </style:style>
    <style:style style:name="T198" style:parent-style-name="預設段落字型" style:family="text">
      <style:text-properties style:font-name="標楷體" style:font-name-asian="標楷體"/>
    </style:style>
    <style:style style:name="T199" style:parent-style-name="預設段落字型" style:family="text">
      <style:text-properties style:font-name="Times New Roman" style:font-name-asian="標楷體"/>
    </style:style>
    <style:style style:name="T200" style:parent-style-name="預設段落字型" style:family="text">
      <style:text-properties style:font-name="標楷體" style:font-name-asian="標楷體"/>
    </style:style>
    <style:style style:name="T201" style:parent-style-name="預設段落字型" style:family="text">
      <style:text-properties style:font-name="Times New Roman" style:font-name-asian="標楷體"/>
    </style:style>
    <style:style style:name="T202" style:parent-style-name="預設段落字型" style:family="text">
      <style:text-properties style:font-name="標楷體" style:font-name-asian="標楷體"/>
    </style:style>
    <style:style style:name="T203" style:parent-style-name="預設段落字型" style:family="text">
      <style:text-properties style:font-name="Times New Roman" style:font-name-asian="標楷體"/>
    </style:style>
    <style:style style:name="T204" style:parent-style-name="預設段落字型" style:family="text">
      <style:text-properties style:font-name="標楷體" style:font-name-asian="標楷體"/>
    </style:style>
    <style:style style:name="T205" style:parent-style-name="預設段落字型" style:family="text">
      <style:text-properties style:font-name="Times New Roman" style:font-name-asian="標楷體"/>
    </style:style>
    <style:style style:name="T206" style:parent-style-name="預設段落字型" style:family="text">
      <style:text-properties style:font-name="標楷體" style:font-name-asian="標楷體"/>
    </style:style>
    <style:style style:name="T207" style:parent-style-name="預設段落字型" style:family="text">
      <style:text-properties style:font-name="Times New Roman" style:font-name-asian="標楷體"/>
    </style:style>
    <style:style style:name="T208" style:parent-style-name="預設段落字型" style:family="text">
      <style:text-properties style:font-name="標楷體" style:font-name-asian="標楷體"/>
    </style:style>
    <style:style style:name="T209" style:parent-style-name="預設段落字型" style:family="text">
      <style:text-properties style:font-name="Times New Roman" style:font-name-asian="標楷體"/>
    </style:style>
    <style:style style:name="T210" style:parent-style-name="預設段落字型" style:family="text">
      <style:text-properties style:font-name="標楷體" style:font-name-asian="標楷體"/>
    </style:style>
    <style:style style:name="T211" style:parent-style-name="預設段落字型" style:family="text">
      <style:text-properties style:font-name="Times New Roman" style:font-name-asian="標楷體"/>
    </style:style>
    <style:style style:name="T212" style:parent-style-name="預設段落字型" style:family="text">
      <style:text-properties style:font-name="標楷體" style:font-name-asian="標楷體"/>
    </style:style>
    <style:style style:name="P213" style:parent-style-name="Standard" style:family="paragraph">
      <style:paragraph-properties fo:text-align="justify" fo:line-height="115%"/>
    </style:style>
    <style:style style:name="T214" style:parent-style-name="預設段落字型" style:family="text">
      <style:text-properties style:font-name="Times New Roman" style:font-name-asian="標楷體"/>
    </style:style>
    <style:style style:name="T215" style:parent-style-name="預設段落字型" style:family="text">
      <style:text-properties style:font-name="標楷體" style:font-name-asian="標楷體"/>
    </style:style>
    <style:style style:name="T216" style:parent-style-name="預設段落字型" style:family="text">
      <style:text-properties style:font-name="Times New Roman" style:font-name-asian="標楷體"/>
    </style:style>
    <style:style style:name="T217" style:parent-style-name="預設段落字型" style:family="text">
      <style:text-properties style:font-name="標楷體" style:font-name-asian="標楷體"/>
    </style:style>
    <style:style style:name="T218" style:parent-style-name="預設段落字型" style:family="text">
      <style:text-properties style:font-name="Times New Roman" style:font-name-asian="標楷體"/>
    </style:style>
    <style:style style:name="T219" style:parent-style-name="預設段落字型" style:family="text">
      <style:text-properties style:font-name="標楷體" style:font-name-asian="標楷體"/>
    </style:style>
    <style:style style:name="T220" style:parent-style-name="預設段落字型" style:family="text">
      <style:text-properties style:font-name="Times New Roman" style:font-name-asian="標楷體"/>
    </style:style>
    <style:style style:name="T221" style:parent-style-name="預設段落字型" style:family="text">
      <style:text-properties style:font-name="標楷體" style:font-name-asian="標楷體"/>
    </style:style>
    <style:style style:name="T222" style:parent-style-name="預設段落字型" style:family="text">
      <style:text-properties style:font-name="Times New Roman" style:font-name-asian="標楷體"/>
    </style:style>
    <style:style style:name="T223" style:parent-style-name="預設段落字型" style:family="text">
      <style:text-properties style:font-name="標楷體" style:font-name-asian="標楷體"/>
    </style:style>
    <style:style style:name="T224" style:parent-style-name="預設段落字型" style:family="text">
      <style:text-properties style:font-name="Times New Roman" style:font-name-asian="標楷體"/>
    </style:style>
    <style:style style:name="T225" style:parent-style-name="預設段落字型" style:family="text">
      <style:text-properties style:font-name="標楷體" style:font-name-asian="標楷體"/>
    </style:style>
    <style:style style:name="T226" style:parent-style-name="預設段落字型" style:family="text">
      <style:text-properties style:font-name="Times New Roman" style:font-name-asian="標楷體"/>
    </style:style>
    <style:style style:name="T227" style:parent-style-name="預設段落字型" style:family="text">
      <style:text-properties style:font-name="標楷體" style:font-name-asian="標楷體"/>
    </style:style>
    <style:style style:name="T228" style:parent-style-name="預設段落字型" style:family="text">
      <style:text-properties style:font-name="Times New Roman" style:font-name-asian="標楷體"/>
    </style:style>
    <style:style style:name="T229" style:parent-style-name="預設段落字型" style:family="text">
      <style:text-properties style:font-name="標楷體" style:font-name-asian="標楷體"/>
    </style:style>
    <style:style style:name="T230" style:parent-style-name="預設段落字型" style:family="text">
      <style:text-properties style:font-name="Times New Roman" style:font-name-asian="標楷體"/>
    </style:style>
    <style:style style:name="T231" style:parent-style-name="預設段落字型" style:family="text">
      <style:text-properties style:font-name="標楷體" style:font-name-asian="標楷體"/>
    </style:style>
    <style:style style:name="T232" style:parent-style-name="預設段落字型" style:family="text">
      <style:text-properties style:font-name="Times New Roman" style:font-name-asian="標楷體"/>
    </style:style>
    <style:style style:name="T233" style:parent-style-name="預設段落字型" style:family="text">
      <style:text-properties style:font-name="標楷體" style:font-name-asian="標楷體"/>
    </style:style>
    <style:style style:name="T234" style:parent-style-name="預設段落字型" style:family="text">
      <style:text-properties style:font-name="Times New Roman" style:font-name-asian="標楷體"/>
    </style:style>
    <style:style style:name="T235" style:parent-style-name="預設段落字型" style:family="text">
      <style:text-properties style:font-name="標楷體" style:font-name-asian="標楷體"/>
    </style:style>
    <style:style style:name="P236" style:parent-style-name="Standard" style:family="paragraph">
      <style:paragraph-properties fo:text-align="justify" fo:line-height="115%"/>
    </style:style>
    <style:style style:name="T237" style:parent-style-name="預設段落字型" style:family="text">
      <style:text-properties style:font-name="Times New Roman" style:font-name-asian="標楷體"/>
    </style:style>
    <style:style style:name="T238" style:parent-style-name="預設段落字型" style:family="text">
      <style:text-properties style:font-name="標楷體" style:font-name-asian="標楷體"/>
    </style:style>
    <style:style style:name="T239" style:parent-style-name="預設段落字型" style:family="text">
      <style:text-properties style:font-name="Times New Roman" style:font-name-asian="標楷體"/>
    </style:style>
    <style:style style:name="T240" style:parent-style-name="預設段落字型" style:family="text">
      <style:text-properties style:font-name="標楷體" style:font-name-asian="標楷體"/>
    </style:style>
    <style:style style:name="T241" style:parent-style-name="預設段落字型" style:family="text">
      <style:text-properties style:font-name="Times New Roman" style:font-name-asian="標楷體"/>
    </style:style>
    <style:style style:name="T242" style:parent-style-name="預設段落字型" style:family="text">
      <style:text-properties style:font-name="標楷體" style:font-name-asian="標楷體"/>
    </style:style>
    <style:style style:name="T243" style:parent-style-name="預設段落字型" style:family="text">
      <style:text-properties style:font-name="Times New Roman" style:font-name-asian="標楷體"/>
    </style:style>
    <style:style style:name="T244" style:parent-style-name="預設段落字型" style:family="text">
      <style:text-properties style:font-name="標楷體" style:font-name-asian="標楷體"/>
    </style:style>
    <style:style style:name="T245" style:parent-style-name="預設段落字型" style:family="text">
      <style:text-properties style:font-name="Times New Roman" style:font-name-asian="標楷體"/>
    </style:style>
    <style:style style:name="T246" style:parent-style-name="預設段落字型" style:family="text">
      <style:text-properties style:font-name="標楷體" style:font-name-asian="標楷體"/>
    </style:style>
    <style:style style:name="T247" style:parent-style-name="預設段落字型" style:family="text">
      <style:text-properties style:font-name="Times New Roman" style:font-name-asian="標楷體"/>
    </style:style>
    <style:style style:name="T248" style:parent-style-name="預設段落字型" style:family="text">
      <style:text-properties style:font-name="標楷體" style:font-name-asian="標楷體"/>
    </style:style>
    <style:style style:name="T249" style:parent-style-name="預設段落字型" style:family="text">
      <style:text-properties style:font-name="Times New Roman" style:font-name-asian="標楷體"/>
    </style:style>
    <style:style style:name="T250" style:parent-style-name="預設段落字型" style:family="text">
      <style:text-properties style:font-name="標楷體" style:font-name-asian="標楷體"/>
    </style:style>
    <style:style style:name="T251" style:parent-style-name="預設段落字型" style:family="text">
      <style:text-properties style:font-name="Times New Roman" style:font-name-asian="標楷體"/>
    </style:style>
    <style:style style:name="T252" style:parent-style-name="預設段落字型" style:family="text">
      <style:text-properties style:font-name="標楷體" style:font-name-asian="標楷體"/>
    </style:style>
    <style:style style:name="T253" style:parent-style-name="預設段落字型" style:family="text">
      <style:text-properties style:font-name="Times New Roman" style:font-name-asian="標楷體"/>
    </style:style>
    <style:style style:name="T254" style:parent-style-name="預設段落字型" style:family="text">
      <style:text-properties style:font-name="標楷體" style:font-name-asian="標楷體"/>
    </style:style>
    <style:style style:name="T255" style:parent-style-name="預設段落字型" style:family="text">
      <style:text-properties style:font-name="Times New Roman" style:font-name-asian="標楷體"/>
    </style:style>
    <style:style style:name="T256" style:parent-style-name="預設段落字型" style:family="text">
      <style:text-properties style:font-name="標楷體" style:font-name-asian="標楷體"/>
    </style:style>
    <style:style style:name="T257" style:parent-style-name="預設段落字型" style:family="text">
      <style:text-properties style:font-name="Times New Roman" style:font-name-asian="標楷體"/>
    </style:style>
    <style:style style:name="T258" style:parent-style-name="預設段落字型" style:family="text">
      <style:text-properties style:font-name="標楷體" style:font-name-asian="標楷體"/>
    </style:style>
    <style:style style:name="P259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TableColumn261" style:family="table-column">
      <style:table-column-properties style:column-width="2.8847in" style:use-optimal-column-width="false"/>
    </style:style>
    <style:style style:name="TableColumn262" style:family="table-column">
      <style:table-column-properties style:column-width="3.1201in" style:use-optimal-column-width="false"/>
    </style:style>
    <style:style style:name="Table260" style:family="table">
      <style:table-properties style:width="6.0048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26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6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6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6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6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270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27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7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7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7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27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278" style:parent-style-name="Standard" style:family="paragraph">
      <style:paragraph-properties fo:text-align="justify" fo:line-height="115%"/>
    </style:style>
    <style:style style:name="T279" style:parent-style-name="預設段落字型" style:family="text">
      <style:text-properties style:font-name="Times New Roman" style:font-name-asian="標楷體"/>
    </style:style>
    <style:style style:name="P280" style:parent-style-name="Standard" style:family="paragraph">
      <style:paragraph-properties fo:text-align="justify" fo:line-height="115%"/>
    </style:style>
    <style:style style:name="T281" style:parent-style-name="預設段落字型" style:family="text">
      <style:text-properties style:font-name="Times New Roman" style:font-name-asian="標楷體"/>
    </style:style>
    <style:style style:name="P282" style:parent-style-name="Standard" style:family="paragraph">
      <style:paragraph-properties fo:text-align="justify" fo:line-height="115%"/>
    </style:style>
    <style:style style:name="T283" style:parent-style-name="預設段落字型" style:family="text">
      <style:text-properties style:font-name="Times New Roman" style:font-name-asian="標楷體"/>
    </style:style>
    <style:style style:name="P284" style:parent-style-name="Standard" style:family="paragraph">
      <style:paragraph-properties fo:text-align="justify" fo:line-height="115%"/>
    </style:style>
    <style:style style:name="T285" style:parent-style-name="預設段落字型" style:family="text">
      <style:text-properties style:font-name="Times New Roman" style:font-name-asian="標楷體" style:language-asian="zh" style:country-asian="TW"/>
    </style:style>
    <style:style style:name="TableCell286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287" style:parent-style-name="Standard" style:family="paragraph">
      <style:paragraph-properties fo:text-align="justify" fo:line-height="115%"/>
    </style:style>
    <style:style style:name="T28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8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29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2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29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29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29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29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30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3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302" style:parent-style-name="Standard" style:family="paragraph">
      <style:paragraph-properties fo:text-align="justify" fo:line-height="115%"/>
    </style:style>
    <style:style style:name="T303" style:parent-style-name="預設段落字型" style:family="text">
      <style:text-properties style:font-name="Times New Roman" style:font-name-asian="標楷體"/>
    </style:style>
    <style:style style:name="T304" style:parent-style-name="預設段落字型" style:family="text">
      <style:text-properties style:font-name="標楷體" style:font-name-asian="標楷體"/>
    </style:style>
    <style:style style:name="T305" style:parent-style-name="預設段落字型" style:family="text">
      <style:text-properties style:font-name="Times New Roman" style:font-name-asian="標楷體"/>
    </style:style>
    <style:style style:name="T306" style:parent-style-name="預設段落字型" style:family="text">
      <style:text-properties style:font-name="標楷體" style:font-name-asian="標楷體"/>
    </style:style>
    <style:style style:name="T307" style:parent-style-name="預設段落字型" style:family="text">
      <style:text-properties style:font-name="Times New Roman" style:font-name-asian="標楷體"/>
    </style:style>
    <style:style style:name="T308" style:parent-style-name="預設段落字型" style:family="text">
      <style:text-properties style:font-name="標楷體" style:font-name-asian="標楷體"/>
    </style:style>
    <style:style style:name="T309" style:parent-style-name="預設段落字型" style:family="text">
      <style:text-properties style:font-name="Times New Roman" style:font-name-asian="標楷體"/>
    </style:style>
    <style:style style:name="T310" style:parent-style-name="預設段落字型" style:family="text">
      <style:text-properties style:font-name="標楷體" style:font-name-asian="標楷體"/>
    </style:style>
    <style:style style:name="T311" style:parent-style-name="預設段落字型" style:family="text">
      <style:text-properties style:font-name="Times New Roman" style:font-name-asian="標楷體"/>
    </style:style>
    <style:style style:name="T312" style:parent-style-name="預設段落字型" style:family="text">
      <style:text-properties style:font-name="標楷體" style:font-name-asian="標楷體"/>
    </style:style>
    <style:style style:name="T313" style:parent-style-name="預設段落字型" style:family="text">
      <style:text-properties style:font-name="Times New Roman" style:font-name-asian="標楷體"/>
    </style:style>
    <style:style style:name="T314" style:parent-style-name="預設段落字型" style:family="text">
      <style:text-properties style:font-name="標楷體" style:font-name-asian="標楷體"/>
    </style:style>
    <style:style style:name="T315" style:parent-style-name="預設段落字型" style:family="text">
      <style:text-properties style:font-name="Times New Roman" style:font-name-asian="標楷體"/>
    </style:style>
    <style:style style:name="T316" style:parent-style-name="預設段落字型" style:family="text">
      <style:text-properties style:font-name="標楷體" style:font-name-asian="標楷體"/>
    </style:style>
    <style:style style:name="P317" style:parent-style-name="Standard" style:family="paragraph">
      <style:paragraph-properties fo:text-align="justify" fo:line-height="115%"/>
    </style:style>
    <style:style style:name="T318" style:parent-style-name="預設段落字型" style:family="text">
      <style:text-properties style:font-name="Times New Roman" style:font-name-asian="標楷體"/>
    </style:style>
    <style:style style:name="T319" style:parent-style-name="預設段落字型" style:family="text">
      <style:text-properties style:font-name="標楷體" style:font-name-asian="標楷體"/>
    </style:style>
    <style:style style:name="T320" style:parent-style-name="預設段落字型" style:family="text">
      <style:text-properties style:font-name="Times New Roman" style:font-name-asian="標楷體"/>
    </style:style>
    <style:style style:name="T321" style:parent-style-name="預設段落字型" style:family="text">
      <style:text-properties style:font-name="標楷體" style:font-name-asian="標楷體"/>
    </style:style>
    <style:style style:name="T322" style:parent-style-name="預設段落字型" style:family="text">
      <style:text-properties style:font-name="Times New Roman" style:font-name-asian="標楷體"/>
    </style:style>
    <style:style style:name="T323" style:parent-style-name="預設段落字型" style:family="text">
      <style:text-properties style:font-name="標楷體" style:font-name-asian="標楷體"/>
    </style:style>
    <style:style style:name="T324" style:parent-style-name="預設段落字型" style:family="text">
      <style:text-properties style:font-name="Times New Roman" style:font-name-asian="標楷體"/>
    </style:style>
    <style:style style:name="T325" style:parent-style-name="預設段落字型" style:family="text">
      <style:text-properties style:font-name="標楷體" style:font-name-asian="標楷體"/>
    </style:style>
    <style:style style:name="T326" style:parent-style-name="預設段落字型" style:family="text">
      <style:text-properties style:font-name="Times New Roman" style:font-name-asian="標楷體"/>
    </style:style>
    <style:style style:name="T327" style:parent-style-name="預設段落字型" style:family="text">
      <style:text-properties style:font-name="標楷體" style:font-name-asian="標楷體"/>
    </style:style>
    <style:style style:name="T328" style:parent-style-name="預設段落字型" style:family="text">
      <style:text-properties style:font-name="Times New Roman" style:font-name-asian="標楷體"/>
    </style:style>
    <style:style style:name="T329" style:parent-style-name="預設段落字型" style:family="text">
      <style:text-properties style:font-name="標楷體" style:font-name-asian="標楷體"/>
    </style:style>
    <style:style style:name="T330" style:parent-style-name="預設段落字型" style:family="text">
      <style:text-properties style:font-name="Times New Roman" style:font-name-asian="標楷體"/>
    </style:style>
    <style:style style:name="T331" style:parent-style-name="預設段落字型" style:family="text">
      <style:text-properties style:font-name="標楷體" style:font-name-asian="標楷體"/>
    </style:style>
    <style:style style:name="T332" style:parent-style-name="預設段落字型" style:family="text">
      <style:text-properties style:font-name="Times New Roman" style:font-name-asian="標楷體"/>
    </style:style>
    <style:style style:name="T333" style:parent-style-name="預設段落字型" style:family="text">
      <style:text-properties style:font-name="標楷體" style:font-name-asian="標楷體"/>
    </style:style>
    <style:style style:name="T334" style:parent-style-name="預設段落字型" style:family="text">
      <style:text-properties style:font-name="Times New Roman" style:font-name-asian="標楷體"/>
    </style:style>
    <style:style style:name="T335" style:parent-style-name="預設段落字型" style:family="text">
      <style:text-properties style:font-name="標楷體" style:font-name-asian="標楷體"/>
    </style:style>
    <style:style style:name="T336" style:parent-style-name="預設段落字型" style:family="text">
      <style:text-properties style:font-name="Times New Roman" style:font-name-asian="標楷體"/>
    </style:style>
    <style:style style:name="T337" style:parent-style-name="預設段落字型" style:family="text">
      <style:text-properties style:font-name="標楷體" style:font-name-asian="標楷體"/>
    </style:style>
    <style:style style:name="T338" style:parent-style-name="預設段落字型" style:family="text">
      <style:text-properties style:font-name="Times New Roman" style:font-name-asian="標楷體"/>
    </style:style>
    <style:style style:name="T339" style:parent-style-name="預設段落字型" style:family="text">
      <style:text-properties style:font-name="標楷體" style:font-name-asian="標楷體"/>
    </style:style>
    <style:style style:name="P340" style:parent-style-name="Standard" style:family="paragraph">
      <style:paragraph-properties fo:break-before="page" fo:text-align="center"/>
    </style:style>
    <style:style style:name="T341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42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43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44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45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46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347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348" style:parent-style-name="Standard" style:family="paragraph">
      <style:paragraph-properties fo:text-align="center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349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350" style:parent-style-name="Standard" style:family="paragraph">
      <style:text-properties style:font-name="標楷體" style:font-name-asian="標楷體" style:language-asian="zh" style:country-asian="TW"/>
    </style:style>
    <style:style style:name="P351" style:parent-style-name="Standard" style:family="paragraph">
      <style:paragraph-properties fo:text-align="justify" fo:margin-right="-0.0402in"/>
    </style:style>
    <style:style style:name="T35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5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5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5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5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5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6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6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7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7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7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7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7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7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8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81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382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383" style:parent-style-name="Standard" style:family="paragraph">
      <style:paragraph-properties fo:text-align="justify" fo:margin-right="-0.0402in"/>
    </style:style>
    <style:style style:name="T38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38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388" style:parent-style-name="Standard" style:family="paragraph">
      <style:paragraph-properties fo:text-align="justify" fo:margin-right="-0.0402in"/>
    </style:style>
    <style:style style:name="T38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9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3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39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0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04" style:parent-style-name="Standard" style:family="paragraph">
      <style:paragraph-properties fo:text-align="justify" fo:margin-right="-0.0402in"/>
    </style:style>
    <style:style style:name="T40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0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10" style:parent-style-name="Standard" style:family="paragraph">
      <style:paragraph-properties fo:text-align="justify" fo:margin-right="-0.0402in"/>
    </style:style>
    <style:style style:name="T41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1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1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1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16" style:parent-style-name="Standard" style:family="paragraph">
      <style:paragraph-properties fo:text-align="justify" fo:margin-right="-0.0402in"/>
    </style:style>
    <style:style style:name="T41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1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2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21" style:parent-style-name="Standard" style:family="paragraph">
      <style:paragraph-properties fo:text-align="justify" fo:margin-right="-0.0402in"/>
    </style:style>
    <style:style style:name="T4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2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26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27" style:parent-style-name="Standard" style:family="paragraph">
      <style:paragraph-properties fo:text-align="justify" fo:margin-right="-0.0402in"/>
    </style:style>
    <style:style style:name="T42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3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3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3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3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47" style:parent-style-name="Standard" style:family="paragraph">
      <style:paragraph-properties fo:text-align="justify" fo:margin-right="-0.0402in"/>
    </style:style>
    <style:style style:name="T44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4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5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452" style:parent-style-name="Standard" style:family="paragraph">
      <style:paragraph-properties fo:text-align="justify" fo:margin-right="-0.0402in"/>
    </style:style>
    <style:style style:name="T45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5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5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57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58" style:parent-style-name="Standard" style:family="paragraph">
      <style:paragraph-properties fo:text-align="justify" fo:margin-right="-0.0402in"/>
    </style:style>
    <style:style style:name="T4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6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6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7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78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79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480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1" style:parent-style-name="預設段落字型" style:family="text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482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8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8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49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49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49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03" style:parent-style-name="Standard" style:family="paragraph"/>
    <style:style style:name="T50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0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11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12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13" style:parent-style-name="Standard" style:family="paragraph"/>
    <style:style style:name="T51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1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1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1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1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1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23" style:parent-style-name="Standard" style:family="paragraph"/>
    <style:style style:name="T52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2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3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39" style:parent-style-name="Standard" style:family="paragraph"/>
    <style:style style:name="T54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4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55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5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53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54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55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556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557" style:parent-style-name="Standard" style:family="paragraph">
      <style:text-properties style:font-name="標楷體" style:font-name-asian="標楷體" style:language-asian="zh" style:country-asian="TW"/>
    </style:style>
    <style:style style:name="T55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6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56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568" style:parent-style-name="預設段落字型" style:family="text">
      <style:text-properties style:font-name="標楷體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569" style:parent-style-name="預設段落字型" style:family="text">
      <style:text-properties style:font-name="標楷體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570" style:parent-style-name="預設段落字型" style:family="text">
      <style:text-properties style:font-name="標楷體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P571" style:parent-style-name="Standard" style:family="paragraph">
      <style:text-properties style:font-name="標楷體" style:font-name-asian="標楷體" style:font-name-complex="Times New Roman" fo:font-style="italic" style:font-style-asian="italic" style:font-style-complex="italic" fo:font-size="13pt" style:font-size-asian="13pt" style:font-size-complex="13pt" style:language-asian="zh" style:country-asian="TW"/>
    </style:style>
    <style:style style:name="TableColumn573" style:family="table-column">
      <style:table-column-properties style:column-width="2.8548in" style:use-optimal-column-width="false"/>
    </style:style>
    <style:style style:name="TableColumn574" style:family="table-column">
      <style:table-column-properties style:column-width="3.15in" style:use-optimal-column-width="false"/>
    </style:style>
    <style:style style:name="Table572" style:family="table">
      <style:table-properties style:width="6.0048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5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7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7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8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8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582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58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8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8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8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58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590" style:parent-style-name="Standard" style:family="paragraph">
      <style:paragraph-properties fo:text-align="justify" fo:line-height="115%"/>
    </style:style>
    <style:style style:name="T59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592" style:parent-style-name="Standard" style:family="paragraph">
      <style:paragraph-properties fo:text-align="justify" fo:line-height="115%"/>
    </style:style>
    <style:style style:name="T5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59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59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59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59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59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59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00" style:parent-style-name="Standard" style:family="paragraph">
      <style:paragraph-properties fo:text-align="justify" fo:line-height="115%"/>
    </style:style>
    <style:style style:name="T60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0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0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0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08" style:parent-style-name="Standard" style:family="paragraph">
      <style:paragraph-properties fo:text-align="justify" fo:line-height="115%"/>
    </style:style>
    <style:style style:name="T60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1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1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1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16" style:parent-style-name="Standard" style:family="paragraph">
      <style:paragraph-properties fo:text-align="justify" fo:line-height="115%"/>
    </style:style>
    <style:style style:name="T6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2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624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625" style:parent-style-name="Standard" style:family="paragraph">
      <style:paragraph-properties fo:text-align="justify" fo:line-height="115%"/>
    </style:style>
    <style:style style:name="T62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2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33" style:parent-style-name="Standard" style:family="paragraph">
      <style:paragraph-properties fo:text-align="justify" fo:line-height="115%"/>
    </style:style>
    <style:style style:name="T63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3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3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41" style:parent-style-name="Standard" style:family="paragraph">
      <style:paragraph-properties fo:text-align="justify" fo:line-height="115%"/>
    </style:style>
    <style:style style:name="T6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4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4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4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49" style:parent-style-name="Standard" style:family="paragraph">
      <style:paragraph-properties fo:text-align="justify" fo:line-height="115%"/>
    </style:style>
    <style:style style:name="T65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5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5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5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5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5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5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57" style:parent-style-name="Standard" style:family="paragraph">
      <style:paragraph-properties fo:text-align="justify" fo:line-height="115%"/>
    </style:style>
    <style:style style:name="T65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6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6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63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ableColumn665" style:family="table-column">
      <style:table-column-properties style:column-width="2.8847in" style:use-optimal-column-width="false"/>
    </style:style>
    <style:style style:name="TableColumn666" style:family="table-column">
      <style:table-column-properties style:column-width="3.1201in" style:use-optimal-column-width="false"/>
    </style:style>
    <style:style style:name="Table664" style:family="table">
      <style:table-properties style:width="6.0048in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66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674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67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67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680" style:family="table-row">
      <style:table-row-properties style:min-row-height="1.1354in" style:use-optimal-row-height="false"/>
    </style:style>
    <style:style style:name="TableCell681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682" style:parent-style-name="Standard" style:family="paragraph">
      <style:paragraph-properties fo:text-align="justify" fo:line-height="115%"/>
    </style:style>
    <style:style style:name="T68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84" style:parent-style-name="Standard" style:family="paragraph">
      <style:paragraph-properties fo:text-align="justify" fo:line-height="115%"/>
    </style:style>
    <style:style style:name="T68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8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8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8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8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9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9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692" style:parent-style-name="Standard" style:family="paragraph">
      <style:paragraph-properties fo:text-align="justify" fo:line-height="115%"/>
    </style:style>
    <style:style style:name="T69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9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9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69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9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69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69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00" style:parent-style-name="Standard" style:family="paragraph">
      <style:paragraph-properties fo:text-align="justify" fo:line-height="115%"/>
    </style:style>
    <style:style style:name="T70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0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0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0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08" style:parent-style-name="Standard" style:family="paragraph">
      <style:paragraph-properties fo:text-align="justify" fo:line-height="115%"/>
    </style:style>
    <style:style style:name="T70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1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1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1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1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16" style:parent-style-name="Standard" style:family="paragraph">
      <style:paragraph-properties fo:text-align="justify" fo:line-height="115%"/>
    </style:style>
    <style:style style:name="T7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1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72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2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2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724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725" style:parent-style-name="Standard" style:family="paragraph">
      <style:paragraph-properties fo:text-align="justify" fo:line-height="115%"/>
    </style:style>
    <style:style style:name="T72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2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33" style:parent-style-name="Standard" style:family="paragraph">
      <style:paragraph-properties fo:text-align="justify" fo:line-height="115%"/>
    </style:style>
    <style:style style:name="T73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3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3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41" style:parent-style-name="Standard" style:family="paragraph">
      <style:paragraph-properties fo:text-align="justify" fo:line-height="115%"/>
    </style:style>
    <style:style style:name="T7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4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4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4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49" style:parent-style-name="Standard" style:family="paragraph">
      <style:paragraph-properties fo:text-align="justify" fo:line-height="115%"/>
    </style:style>
    <style:style style:name="T75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5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5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5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5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5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5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57" style:parent-style-name="Standard" style:family="paragraph">
      <style:paragraph-properties fo:text-align="justify" fo:line-height="115%"/>
    </style:style>
    <style:style style:name="T75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6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6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6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6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65" style:parent-style-name="Standard" style:family="paragraph">
      <style:paragraph-properties fo:text-align="justify" fo:line-height="115%"/>
    </style:style>
    <style:style style:name="T76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6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6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7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77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771" style:parent-style-name="Standard" style:family="paragraph">
      <style:text-properties style:font-name="標楷體" style:font-name-asian="標楷體" style:font-name-complex="Times New Roman" fo:font-size="13pt" style:font-size-asian="13pt" style:font-size-complex="13pt"/>
    </style:style>
    <style:style style:name="P772" style:parent-style-name="內文" style:family="paragraph">
      <style:paragraph-properties fo:widows="0" fo:orphans="0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 fo:hyphenate="true"/>
    </style:style>
    <style:style style:name="P773" style:parent-style-name="內文" style:family="paragraph">
      <style:paragraph-properties fo:widows="0" fo:orphans="0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 fo:hyphenate="true"/>
    </style:style>
    <style:style style:name="P774" style:parent-style-name="內文" style:family="paragraph">
      <style:paragraph-properties fo:widows="0" fo:orphans="0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 fo:hyphenate="true"/>
    </style:style>
    <style:style style:name="P775" style:parent-style-name="內文" style:family="paragraph">
      <style:paragraph-properties fo:widows="0" fo:orphans="0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 fo:hyphenate="true"/>
    </style:style>
    <style:style style:name="P776" style:parent-style-name="內文" style:family="paragraph">
      <style:paragraph-properties fo:widows="0" fo:orphans="0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 fo:hyphenate="true"/>
    </style:style>
    <style:style style:name="P777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78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79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80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81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82" style:parent-style-name="Standard" style:family="paragraph">
      <style:paragraph-properties fo:text-align="center"/>
    </style:style>
    <style:style style:name="T783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84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85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86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87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88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89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790" style:parent-style-name="預設段落字型" style:family="text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91" style:parent-style-name="Standard" style:family="paragraph"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P792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793" style:parent-style-name="Standard" style:family="paragraph">
      <style:text-properties style:font-name="標楷體" style:font-name-asian="標楷體" style:language-asian="zh" style:country-asian="TW"/>
    </style:style>
    <style:style style:name="P794" style:parent-style-name="Standard" style:family="paragraph">
      <style:paragraph-properties fo:text-align="justify" fo:margin-right="-0.0402in"/>
    </style:style>
    <style:style style:name="T7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9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79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79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7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0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801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802" style:parent-style-name="Standard" style:family="paragraph">
      <style:paragraph-properties fo:text-align="justify" style:vertical-align="auto" fo:margin-right="-0.0402in"/>
    </style:style>
    <style:style style:name="T80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0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0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0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80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8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10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81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12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813" style:parent-style-name="預設段落字型" style:family="text">
      <style:text-properties style:font-name="Times New Roman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814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815" style:parent-style-name="預設段落字型" style:family="text">
      <style:text-properties style:font-name="Times New Roman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816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81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818" style:parent-style-name="Standard" style:family="paragraph">
      <style:paragraph-properties fo:text-align="justify" style:vertical-align="auto" fo:margin-right="-0.0402in"/>
    </style:style>
    <style:style style:name="T81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2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832" style:parent-style-name="Standard" style:family="paragraph">
      <style:paragraph-properties fo:text-align="justify" style:vertical-align="auto" fo:margin-right="-0.0402in"/>
    </style:style>
    <style:style style:name="T83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3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846" style:parent-style-name="Standard" style:family="paragraph">
      <style:paragraph-properties fo:text-align="justify" style:vertical-align="auto" fo:margin-right="-0.0402in"/>
    </style:style>
    <style:style style:name="T84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4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5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860" style:parent-style-name="Standard" style:family="paragraph">
      <style:paragraph-properties fo:text-align="justify" style:vertical-align="auto" fo:margin-right="-0.0402in"/>
    </style:style>
    <style:style style:name="T86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6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7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7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7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7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874" style:parent-style-name="Standard" style:family="paragraph">
      <style:paragraph-properties fo:text-align="justify" style:vertical-align="auto" fo:margin-right="-0.0402in"/>
    </style:style>
    <style:style style:name="T8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7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7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87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7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88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88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882" style:parent-style-name="Standard" style:family="paragraph">
      <style:paragraph-properties fo:text-align="justify" style:vertical-align="auto" fo:margin-right="-0.0402in"/>
    </style:style>
    <style:style style:name="T88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8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8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8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8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8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8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89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898" style:parent-style-name="Standard" style:family="paragraph">
      <style:paragraph-properties fo:text-align="justify" style:vertical-align="auto" fo:margin-right="-0.0402in"/>
    </style:style>
    <style:style style:name="T8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905" style:parent-style-name="Standard" style:family="paragraph">
      <style:paragraph-properties fo:text-align="justify" style:vertical-align="auto" fo:margin-right="-0.0402in"/>
    </style:style>
    <style:style style:name="T90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0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910" style:parent-style-name="Standard" style:family="paragraph">
      <style:paragraph-properties fo:text-align="justify" style:vertical-align="auto" fo:margin-right="-0.0402in"/>
    </style:style>
    <style:style style:name="T911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1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1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1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915" style:parent-style-name="Standard" style:family="paragraph">
      <style:paragraph-properties fo:text-align="justify" style:vertical-align="auto" fo:margin-right="-0.0402in"/>
    </style:style>
    <style:style style:name="T91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1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1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1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P920" style:parent-style-name="Standard" style:family="paragraph">
      <style:paragraph-properties fo:text-align="justify" style:vertical-align="auto" fo:margin-right="-0.0402in"/>
    </style:style>
    <style:style style:name="T92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2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2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2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2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2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2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3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3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3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3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3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3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3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3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3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3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4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4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4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5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5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952" style:parent-style-name="Standard" style:family="paragraph">
      <style:paragraph-properties fo:text-align="justify" style:vertical-align="auto" fo:margin-right="-0.0402in"/>
    </style:style>
    <style:style style:name="T95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5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5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5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958" style:parent-style-name="Standard" style:family="paragraph">
      <style:paragraph-properties fo:text-align="justify" style:vertical-align="auto" fo:margin-right="-0.0402in"/>
    </style:style>
    <style:style style:name="T95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6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6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969" style:parent-style-name="Standard" style:family="paragraph">
      <style:paragraph-properties fo:text-align="justify" style:vertical-align="auto" fo:margin-right="-0.0402in"/>
    </style:style>
    <style:style style:name="T97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7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7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7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976" style:parent-style-name="Standard" style:family="paragraph">
      <style:paragraph-properties fo:text-align="justify" style:vertical-align="auto" fo:margin-right="-0.0402in"/>
    </style:style>
    <style:style style:name="T97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97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7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8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8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8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8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8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8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987" style:parent-style-name="Standard" style:family="paragraph">
      <style:paragraph-properties fo:text-align="justify" style:vertical-align="auto" fo:margin-right="-0.0402in"/>
    </style:style>
    <style:style style:name="T988" style:parent-style-name="預設段落字型" style:family="text">
      <style:text-properties style:font-name="標楷體" style:font-name-asian="標楷體"/>
    </style:style>
    <style:style style:name="P989" style:parent-style-name="Standard" style:family="paragraph">
      <style:paragraph-properties fo:text-align="justify" style:vertical-align="auto" fo:margin-right="-0.0402in"/>
    </style:style>
    <style:style style:name="T99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9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9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99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99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0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0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0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04" style:parent-style-name="Standard" style:family="paragraph">
      <style:paragraph-properties fo:text-align="justify" style:vertical-align="auto" fo:margin-right="-0.0402in"/>
    </style:style>
    <style:style style:name="T100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06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07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08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0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4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17" style:parent-style-name="Standard" style:family="paragraph">
      <style:paragraph-properties fo:text-align="justify" style:vertical-align="auto" fo:margin-right="-0.0402in"/>
    </style:style>
    <style:style style:name="T101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1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2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2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2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2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2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2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27" style:parent-style-name="Standard" style:family="paragraph">
      <style:paragraph-properties fo:text-align="justify" style:vertical-align="auto" fo:margin-right="-0.0402in"/>
    </style:style>
    <style:style style:name="T102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3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3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3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3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3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37" style:parent-style-name="Standard" style:family="paragraph">
      <style:paragraph-properties fo:text-align="justify" style:vertical-align="auto" fo:margin-right="-0.0402in"/>
    </style:style>
    <style:style style:name="T103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3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4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4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4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4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4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4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4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50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 style:language-asian="zh" style:country-asian="TW"/>
    </style:style>
    <style:style style:name="T1051" style:parent-style-name="預設段落字型" style:family="text">
      <style:text-properties style:font-name="標楷體" style:font-name-asian="標楷體" fo:color="#FF0000" style:text-underline-type="single" style:text-underline-style="solid" style:text-underline-width="auto" style:text-underline-mode="continuous"/>
    </style:style>
    <style:style style:name="T105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53" style:parent-style-name="Standard" style:family="paragraph">
      <style:paragraph-properties fo:text-align="justify" style:vertical-align="auto" fo:margin-right="-0.0402in"/>
    </style:style>
    <style:style style:name="T105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5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5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5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5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7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7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7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07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076" style:parent-style-name="預設段落字型" style:family="text">
      <style:text-properties style:font-name="標楷體" style:font-name-asian="標楷體" style:font-name-complex="Times New Roman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107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78" style:parent-style-name="Standard" style:family="paragraph">
      <style:paragraph-properties fo:text-align="justify" fo:margin-left="0.6666in" fo:margin-right="-0.0402in">
        <style:tab-stops/>
      </style:paragraph-properties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79" style:parent-style-name="Standard" style:family="paragraph">
      <style:paragraph-properties fo:text-align="justify" fo:margin-right="-0.0402in"/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080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081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1082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083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084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08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86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08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88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08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0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2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09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6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09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8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09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00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0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0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0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0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1105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1106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07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108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09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110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1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1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13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1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1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16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17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18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1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20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2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22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2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24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2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26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1127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1128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29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130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31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132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33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134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3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36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37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38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3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40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41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42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43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1144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1145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46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1147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1148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49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T1150" style:parent-style-name="預設段落字型" style:family="text">
      <style:text-properties style:font-name="Times New Roman" style:font-name-asian="標楷體" style:font-name-complex="新細明體" style:language-asian="zh" style:country-asian="TW" style:language-complex="ar" style:country-complex="SA"/>
    </style:style>
    <style:style style:name="T1151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1152" style:parent-style-name="清單段落" style:family="paragraph">
      <style:paragraph-properties style:vertical-align="auto" fo:margin-top="0.0694in" fo:margin-bottom="0.0694in"/>
      <style:text-properties fo:hyphenate="true"/>
    </style:style>
    <style:style style:name="T1153" style:parent-style-name="預設段落字型" style:family="text">
      <style:text-properties style:font-name="標楷體" style:font-name-asian="標楷體" style:font-name-complex="細明體" style:language-asian="zh" style:country-asian="TW" style:language-complex="ar" style:country-complex="SA"/>
    </style:style>
    <style:style style:name="T1154" style:parent-style-name="預設段落字型" style:family="text">
      <style:text-properties style:font-name="Times New Roman" style:font-name-asian="標楷體" style:font-name-complex="細明體" style:language-asian="zh" style:country-asian="TW" style:language-complex="ar" style:country-complex="SA"/>
    </style:style>
    <style:style style:name="T1155" style:parent-style-name="預設段落字型" style:family="text">
      <style:text-properties style:font-name="標楷體" style:font-name-asian="標楷體" style:font-name-complex="新細明體" style:language-asian="zh" style:country-asian="TW" style:language-complex="ar" style:country-complex="SA"/>
    </style:style>
    <style:style style:name="P1156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157" style:parent-style-name="Standard" style:family="paragraph">
      <style:text-properties style:font-name="標楷體" style:font-name-asian="標楷體" style:language-asian="zh" style:country-asian="TW"/>
    </style:style>
    <style:style style:name="P1158" style:parent-style-name="Standard" style:family="paragraph"/>
    <style:style style:name="T115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160" style:parent-style-name="Standard" style:family="paragraph">
      <style:paragraph-properties fo:margin-left="0.3333in">
        <style:tab-stops/>
      </style:paragraph-properties>
    </style:style>
    <style:style style:name="T11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6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7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7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7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7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7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177" style:parent-style-name="Standard" style:family="paragraph"/>
    <style:style style:name="T117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7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8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8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8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184" style:parent-style-name="Standard" style:family="paragraph"/>
    <style:style style:name="T118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8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8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8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8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9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9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9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9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9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9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9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9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19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19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20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20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20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203" style:parent-style-name="Standard" style:family="paragraph">
      <style:text-properties style:font-name="標楷體" style:font-name-asian="標楷體" style:font-name-complex="Times New Roman" fo:font-style="italic" style:font-style-asian="italic" style:font-style-complex="italic" fo:color="#FF0000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P1204" style:parent-style-name="Standard" style:family="paragraph">
      <style:text-properties style:font-name="標楷體" style:font-name-asian="標楷體" style:font-name-complex="Times New Roman" fo:font-weight="bold" style:font-weight-asian="bold" fo:color="#EE0000" fo:font-size="14pt" style:font-size-asian="14pt" style:font-size-complex="14pt" style:language-asian="zh" style:country-asian="TW"/>
    </style:style>
    <style:style style:name="P1205" style:parent-style-name="Standard" style:family="paragraph">
      <style:paragraph-properties fo:text-align="justify" style:vertical-align="auto" fo:margin-right="-0.0402in"/>
    </style:style>
    <style:style style:name="T120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20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20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P1209" style:parent-style-name="Standard" style:family="paragraph">
      <style:paragraph-properties fo:text-align="justify" style:vertical-align="auto" fo:margin-right="-0.0402in"/>
    </style:style>
    <style:style style:name="T121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21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121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ableColumn1214" style:family="table-column">
      <style:table-column-properties style:column-width="2.8527in" style:use-optimal-column-width="false"/>
    </style:style>
    <style:style style:name="TableColumn1215" style:family="table-column">
      <style:table-column-properties style:column-width="3.1472in" style:use-optimal-column-width="false"/>
    </style:style>
    <style:style style:name="Table1213" style:family="table">
      <style:table-properties style:width="6in" fo:margin-left="0in" table:align="lef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121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1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1223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122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5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2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1231" style:parent-style-name="Standard" style:family="paragraph">
      <style:paragraph-properties fo:text-align="justify" fo:line-height="115%"/>
    </style:style>
    <style:style style:name="T12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3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3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35" style:parent-style-name="Standard" style:family="paragraph">
      <style:paragraph-properties fo:text-align="justify" fo:line-height="115%"/>
    </style:style>
    <style:style style:name="T12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3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39" style:parent-style-name="Standard" style:family="paragraph">
      <style:paragraph-properties fo:text-align="justify" fo:line-height="115%"/>
    </style:style>
    <style:style style:name="T124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4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4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4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4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45" style:parent-style-name="Standard" style:family="paragraph">
      <style:paragraph-properties fo:text-align="justify" fo:line-height="115%"/>
    </style:style>
    <style:style style:name="T12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47" style:parent-style-name="Standard" style:family="paragraph">
      <style:paragraph-properties fo:text-align="justify" fo:line-height="115%"/>
    </style:style>
    <style:style style:name="T124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4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5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5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5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5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5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55" style:parent-style-name="Standard" style:family="paragraph">
      <style:paragraph-properties fo:text-align="justify" fo:line-height="115%"/>
    </style:style>
    <style:style style:name="T125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5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258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1259" style:parent-style-name="Standard" style:family="paragraph">
      <style:paragraph-properties fo:text-align="justify" fo:line-height="115%"/>
    </style:style>
    <style:style style:name="T126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6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62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1267" style:parent-style-name="Standard" style:family="paragraph">
      <style:paragraph-properties fo:text-align="justify" fo:line-height="115%"/>
    </style:style>
    <style:style style:name="T126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6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7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71" style:parent-style-name="Standard" style:family="paragraph">
      <style:paragraph-properties fo:text-align="justify" fo:line-height="115%"/>
    </style:style>
    <style:style style:name="T127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7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7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7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7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7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7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279" style:parent-style-name="Standard" style:family="paragraph">
      <style:paragraph-properties fo:text-align="justify" fo:line-height="115%"/>
    </style:style>
    <style:style style:name="T128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8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28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28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P1284" style:parent-style-name="Standard" style:family="paragraph">
      <style:text-properties style:font-name="標楷體" style:font-name-asian="標楷體" style:font-name-complex="Times New Roman" fo:font-size="13pt" style:font-size-asian="13pt" style:font-size-complex="13pt" style:language-asian="zh" style:country-asian="TW"/>
    </style:style>
    <style:style style:name="TableColumn1286" style:family="table-column">
      <style:table-column-properties style:column-width="2.8826in" style:use-optimal-column-width="false"/>
    </style:style>
    <style:style style:name="TableColumn1287" style:family="table-column">
      <style:table-column-properties style:column-width="3.1173in" style:use-optimal-column-width="false"/>
    </style:style>
    <style:style style:name="Table1285" style:family="table">
      <style:table-properties style:width="6in" fo:margin-left="0in" table:align="left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129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1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3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1295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129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7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299" style:parent-style-name="預設段落字型" style:family="text">
      <style:text-properties style:font-name="標楷體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1300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1301" style:family="table-row">
      <style:table-row-properties style:min-row-height="1.1354in" style:use-optimal-row-height="false"/>
    </style:style>
    <style:style style:name="TableCell1302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1303" style:parent-style-name="Standard" style:family="paragraph">
      <style:paragraph-properties fo:text-align="justify" fo:line-height="115%"/>
    </style:style>
    <style:style style:name="T13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05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0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07" style:parent-style-name="Standard" style:family="paragraph">
      <style:paragraph-properties fo:text-align="justify" fo:line-height="115%"/>
    </style:style>
    <style:style style:name="T130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0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1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11" style:parent-style-name="Standard" style:family="paragraph">
      <style:paragraph-properties fo:text-align="justify" fo:line-height="115%"/>
    </style:style>
    <style:style style:name="T131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1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1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15" style:parent-style-name="Standard" style:family="paragraph">
      <style:paragraph-properties fo:text-align="justify" fo:line-height="115%"/>
    </style:style>
    <style:style style:name="T131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1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1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1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2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21" style:parent-style-name="Standard" style:family="paragraph">
      <style:paragraph-properties fo:text-align="justify" fo:line-height="115%"/>
    </style:style>
    <style:style style:name="T132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23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2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25" style:parent-style-name="Standard" style:family="paragraph">
      <style:paragraph-properties fo:text-align="justify" fo:line-height="115%"/>
    </style:style>
    <style:style style:name="T132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27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2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29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3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31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33" style:parent-style-name="Standard" style:family="paragraph">
      <style:paragraph-properties fo:text-align="justify" fo:line-height="115%"/>
    </style:style>
    <style:style style:name="T133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3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336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1337" style:parent-style-name="Standard" style:family="paragraph">
      <style:paragraph-properties fo:text-align="justify" fo:line-height="115%"/>
    </style:style>
    <style:style style:name="T1338" style:parent-style-name="預設段落字型" style:family="text">
      <style:text-properties style:font-name="Times New Roman" style:font-name-asian="標楷體"/>
    </style:style>
    <style:style style:name="T1339" style:parent-style-name="預設段落字型" style:family="text">
      <style:text-properties style:font-name="標楷體" style:font-name-asian="標楷體"/>
    </style:style>
    <style:style style:name="T1340" style:parent-style-name="預設段落字型" style:family="text">
      <style:text-properties style:font-name="Times New Roman" style:font-name-asian="標楷體"/>
    </style:style>
    <style:style style:name="T1341" style:parent-style-name="預設段落字型" style:family="text">
      <style:text-properties style:font-name="標楷體" style:font-name-asian="標楷體"/>
    </style:style>
    <style:style style:name="T1342" style:parent-style-name="預設段落字型" style:family="text">
      <style:text-properties style:font-name="Times New Roman" style:font-name-asian="標楷體"/>
    </style:style>
    <style:style style:name="T1343" style:parent-style-name="預設段落字型" style:family="text">
      <style:text-properties style:font-name="標楷體" style:font-name-asian="標楷體"/>
    </style:style>
    <style:style style:name="T1344" style:parent-style-name="預設段落字型" style:family="text">
      <style:text-properties style:font-name="Times New Roman" style:font-name-asian="標楷體"/>
    </style:style>
    <style:style style:name="T1345" style:parent-style-name="預設段落字型" style:family="text">
      <style:text-properties style:font-name="標楷體" style:font-name-asian="標楷體"/>
    </style:style>
    <style:style style:name="T1346" style:parent-style-name="預設段落字型" style:family="text">
      <style:text-properties style:font-name="Times New Roman" style:font-name-asian="標楷體"/>
    </style:style>
    <style:style style:name="T1347" style:parent-style-name="預設段落字型" style:family="text">
      <style:text-properties style:font-name="標楷體" style:font-name-asian="標楷體"/>
    </style:style>
    <style:style style:name="T1348" style:parent-style-name="預設段落字型" style:family="text">
      <style:text-properties style:font-name="Times New Roman" style:font-name-asian="標楷體"/>
    </style:style>
    <style:style style:name="T1349" style:parent-style-name="預設段落字型" style:family="text">
      <style:text-properties style:font-name="標楷體" style:font-name-asian="標楷體"/>
    </style:style>
    <style:style style:name="T1350" style:parent-style-name="預設段落字型" style:family="text">
      <style:text-properties style:font-name="Times New Roman" style:font-name-asian="標楷體"/>
    </style:style>
    <style:style style:name="T1351" style:parent-style-name="預設段落字型" style:family="text">
      <style:text-properties style:font-name="標楷體" style:font-name-asian="標楷體"/>
    </style:style>
    <style:style style:name="T1352" style:parent-style-name="預設段落字型" style:family="text">
      <style:text-properties style:font-name="Times New Roman" style:font-name-asian="標楷體"/>
    </style:style>
    <style:style style:name="T1353" style:parent-style-name="預設段落字型" style:family="text">
      <style:text-properties style:font-name="標楷體" style:font-name-asian="標楷體"/>
    </style:style>
    <style:style style:name="T1354" style:parent-style-name="預設段落字型" style:family="text">
      <style:text-properties style:font-name="Times New Roman" style:font-name-asian="標楷體"/>
    </style:style>
    <style:style style:name="T1355" style:parent-style-name="預設段落字型" style:family="text">
      <style:text-properties style:font-name="標楷體" style:font-name-asian="標楷體"/>
    </style:style>
    <style:style style:name="T1356" style:parent-style-name="預設段落字型" style:family="text">
      <style:text-properties style:font-name="Times New Roman" style:font-name-asian="標楷體"/>
    </style:style>
    <style:style style:name="T1357" style:parent-style-name="預設段落字型" style:family="text">
      <style:text-properties style:font-name="標楷體" style:font-name-asian="標楷體"/>
    </style:style>
    <style:style style:name="P1358" style:parent-style-name="Standard" style:family="paragraph">
      <style:paragraph-properties fo:text-align="justify" fo:line-height="115%"/>
    </style:style>
    <style:style style:name="T135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6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6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6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6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64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6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66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6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68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6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70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71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72" style:parent-style-name="預設段落字型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T137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74" style:parent-style-name="Standard" style:family="paragraph">
      <style:paragraph-properties fo:text-align="justify" fo:line-height="115%"/>
    </style:style>
    <style:style style:name="T1375" style:parent-style-name="預設段落字型" style:family="text">
      <style:text-properties style:font-name="Times New Roman" style:font-name-asian="標楷體"/>
    </style:style>
    <style:style style:name="T1376" style:parent-style-name="預設段落字型" style:family="text">
      <style:text-properties style:font-name="標楷體" style:font-name-asian="標楷體"/>
    </style:style>
    <style:style style:name="T1377" style:parent-style-name="預設段落字型" style:family="text">
      <style:text-properties style:font-name="Times New Roman" style:font-name-asian="標楷體"/>
    </style:style>
    <style:style style:name="T1378" style:parent-style-name="預設段落字型" style:family="text">
      <style:text-properties style:font-name="標楷體" style:font-name-asian="標楷體"/>
    </style:style>
    <style:style style:name="T1379" style:parent-style-name="預設段落字型" style:family="text">
      <style:text-properties style:font-name="Times New Roman" style:font-name-asian="標楷體"/>
    </style:style>
    <style:style style:name="T1380" style:parent-style-name="預設段落字型" style:family="text">
      <style:text-properties style:font-name="標楷體" style:font-name-asian="標楷體"/>
    </style:style>
    <style:style style:name="T1381" style:parent-style-name="預設段落字型" style:family="text">
      <style:text-properties style:font-name="Times New Roman" style:font-name-asian="標楷體"/>
    </style:style>
    <style:style style:name="P1382" style:parent-style-name="Standard" style:family="paragraph">
      <style:paragraph-properties fo:text-align="justify" fo:line-height="115%"/>
    </style:style>
    <style:style style:name="T1383" style:parent-style-name="預設段落字型" style:family="text">
      <style:text-properties style:font-name="Times New Roman" style:font-name-asian="標楷體"/>
    </style:style>
    <style:style style:name="T1384" style:parent-style-name="預設段落字型" style:family="text">
      <style:text-properties style:font-name="標楷體" style:font-name-asian="標楷體"/>
    </style:style>
    <style:style style:name="T1385" style:parent-style-name="預設段落字型" style:family="text">
      <style:text-properties style:font-name="Times New Roman" style:font-name-asian="標楷體"/>
    </style:style>
    <style:style style:name="T1386" style:parent-style-name="預設段落字型" style:family="text">
      <style:text-properties style:font-name="標楷體" style:font-name-asian="標楷體"/>
    </style:style>
    <style:style style:name="P1387" style:parent-style-name="Standard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88" style:parent-style-name="內文" style:family="paragraph">
      <style:paragraph-properties fo:widows="0" fo:orphans="0" fo:break-before="page"/>
      <style:text-properties style:font-name="標楷體" style:font-name-asian="標楷體" style:font-name-complex="Times New Roman" fo:font-weight="bold" style:font-weight-asian="bold" fo:font-size="20pt" style:font-size-asian="20pt" style:font-size-complex="20pt" style:language-asian="zh" style:country-asian="TW" fo:hyphenate="true"/>
    </style:style>
    <style:style style:name="P1389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 style:language-asian="zh" style:country-asian="TW"/>
    </style:style>
    <style:style style:name="T1390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391" style:parent-style-name="Standard" style:family="paragraph">
      <style:paragraph-properties fo:text-align="justify" fo:margin-right="-0.0402in"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92" style:parent-style-name="Standard" style:family="paragraph">
      <style:paragraph-properties fo:text-align="justify" fo:margin-right="-0.0402in" fo:text-indent="0.5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93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39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395" style:parent-style-name="Standard" style:family="paragraph">
      <style:paragraph-properties fo:text-align="justify" fo:margin-right="-0.0402in"/>
    </style:style>
    <style:style style:name="T139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9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9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399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1400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01" style:parent-style-name="Standard" style:family="paragraph">
      <style:paragraph-properties fo:text-align="justify" fo:margin-right="-0.0402in"/>
    </style:style>
    <style:style style:name="T140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0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0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1405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asian="zh" style:country-asian="TW"/>
    </style:style>
    <style:style style:name="T140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0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0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09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41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4" style:parent-style-name="Standard" style:family="paragraph">
      <style:text-properties style:font-name="Times New Roman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41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19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2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5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426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42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29" style:parent-style-name="Standard" style:family="paragraph">
      <style:text-properties style:font-name="標楷體" style:font-name-asian="標楷體" style:font-name-complex="Times New Roman" fo:font-weight="bold" style:font-weight-asian="bold" fo:font-size="14pt" style:font-size-asian="14pt" style:font-size-complex="14pt" style:language-asian="zh" style:country-asian="TW"/>
    </style:style>
    <style:style style:name="P1430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31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32" style:parent-style-name="Standard" style:family="paragraph">
      <style:text-properties style:font-name="Times New Roman" style:font-name-asian="標楷體" style:font-name-complex="Times New Roman" fo:font-weight="bold" style:font-weight-asian="bold" fo:color="#EE0000" fo:font-size="14pt" style:font-size-asian="14pt" style:font-size-complex="14pt" style:language-asian="zh" style:country-asian="TW"/>
    </style:style>
    <style:style style:name="P1433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34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35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36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P1437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zh" style:country-asian="TW"/>
    </style:style>
    <style:style style:name="P1438" style:parent-style-name="Standard" style:family="paragraph">
      <style:paragraph-properties fo:text-align="justify" fo:margin-right="-0.0402in"/>
      <style:text-properties style:font-name="Times New Roman" style:font-name-asian="標楷體" style:font-name-complex="Times New Roman" fo:font-size="13pt" style:font-size-asian="13pt" style:font-size-complex="13pt" style:language-asian="zh" style:country-asian="TW"/>
    </style:style>
    <style:style style:name="TableColumn1440" style:family="table-column">
      <style:table-column-properties style:column-width="3.2486in" style:use-optimal-column-width="false"/>
    </style:style>
    <style:style style:name="TableColumn1441" style:family="table-column">
      <style:table-column-properties style:column-width="3.4451in" style:use-optimal-column-width="false"/>
    </style:style>
    <style:style style:name="Table1439" style:family="table">
      <style:table-properties style:width="6.6937in" fo:margin-left="-0.3937in" table:align="left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none" fo:border-bottom="none" fo:border-right="0.0833in solid #FFFFFF" style:writing-mode="lr-tb" fo:padding-top="0.0694in" fo:padding-left="0.0694in" fo:padding-bottom="0.0694in" fo:padding-right="0.0694in"/>
    </style:style>
    <style:style style:name="T1444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Cell1445" style:family="table-cell">
      <style:table-cell-properties fo:border-top="none" fo:border-left="0.0833in solid #FFFFFF" fo:border-bottom="none" fo:border-right="none" style:writing-mode="lr-tb" fo:padding-top="0.0694in" fo:padding-left="0.0694in" fo:padding-bottom="0.0694in" fo:padding-right="0.0694in"/>
    </style:style>
    <style:style style:name="T1446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3pt" style:font-size-asian="13pt" style:font-size-complex="13pt"/>
    </style:style>
    <style:style style:name="TableRow1447" style:family="table-row">
      <style:table-row-properties style:min-row-height="4.8236in" style:use-optimal-row-height="false"/>
    </style:style>
    <style:style style:name="TableCell1448" style:family="table-cell">
      <style:table-cell-properties fo:border-top="none" fo:border-left="none" fo:border-bottom="none" fo:border-right="0.0833in solid #FFFFFF" fo:background-color="#F0F0F0" style:writing-mode="lr-tb" fo:padding-top="0in" fo:padding-left="0.0812in" fo:padding-bottom="0in" fo:padding-right="0.075in"/>
    </style:style>
    <style:style style:name="P1449" style:parent-style-name="Standard" style:family="paragraph">
      <style:paragraph-properties fo:text-align="justify" fo:line-height="115%"/>
    </style:style>
    <style:style style:name="TableCell1450" style:family="table-cell">
      <style:table-cell-properties fo:border-top="none" fo:border-left="0.0833in solid #FFFFFF" fo:border-bottom="none" fo:border-right="none" fo:background-color="#F0F0F0" style:writing-mode="lr-tb" fo:padding-top="0in" fo:padding-left="0.0812in" fo:padding-bottom="0in" fo:padding-right="0.075in"/>
    </style:style>
    <style:style style:name="P1451" style:parent-style-name="Standard" style:family="paragraph">
      <style:paragraph-properties fo:text-align="justify" fo:line-height="115%"/>
    </style:style>
    <style:style style:name="P1452" style:parent-style-name="Standard" style:family="paragraph">
      <style:paragraph-properties fo:text-align="justify" fo:line-height="115%"/>
    </style:style>
    <style:style style:name="P1453" style:parent-style-name="Standard" style:family="paragraph">
      <style:paragraph-properties fo:text-align="justify" fo:line-height="115%"/>
    </style:style>
    <style:style style:name="P1454" style:parent-style-name="Standard" style:family="paragraph">
      <style:paragraph-properties fo:text-align="justify" fo:line-height="115%"/>
    </style:style>
    <style:style style:name="P1455" style:parent-style-name="Standard" style:family="paragraph">
      <style:paragraph-properties fo:text-align="justify" fo:line-height="115%"/>
    </style:style>
    <style:style style:name="P1456" style:parent-style-name="Standard" style:family="paragraph">
      <style:paragraph-properties fo:text-align="justify" fo:line-height="115%"/>
    </style:style>
    <style:style style:name="P1457" style:parent-style-name="Standard" style:family="paragraph">
      <style:paragraph-properties fo:text-align="justify" fo:line-height="115%"/>
    </style:style>
    <style:style style:name="P1458" style:parent-style-name="Standard" style:family="paragraph">
      <style:paragraph-properties fo:text-align="justify" fo:line-height="115%"/>
    </style:style>
    <style:style style:name="P1459" style:parent-style-name="Standard" style:family="paragraph">
      <style:paragraph-properties fo:text-align="justify" fo:line-height="115%"/>
    </style:style>
    <style:style style:name="P1460" style:parent-style-name="Standard" style:family="paragraph">
      <style:paragraph-properties fo:text-align="justify" fo:line-height="115%"/>
    </style:style>
    <style:style style:name="P1461" style:parent-style-name="Standard" style:family="paragraph">
      <style:paragraph-properties fo:text-align="justify" fo:line-height="115%"/>
    </style:style>
    <style:style style:name="P1462" style:parent-style-name="Standard" style:family="paragraph">
      <style:paragraph-properties fo:text-align="justify" fo:line-height="115%"/>
    </style:style>
    <style:style style:name="P1463" style:parent-style-name="Standard" style:family="paragraph">
      <style:paragraph-properties fo:text-align="justify" fo:line-height="115%"/>
    </style:style>
    <style:style style:name="P1464" style:parent-style-name="Standard" style:family="paragraph">
      <style:paragraph-properties fo:text-align="justify" fo:line-height="115%"/>
    </style:style>
    <style:style style:name="P1465" style:parent-style-name="Standard" style:family="paragraph">
      <style:paragraph-properties fo:text-align="justify" fo:line-height="115%"/>
    </style:style>
    <style:style style:name="P1466" style:parent-style-name="Standard" style:family="paragraph">
      <style:paragraph-properties fo:text-align="justify" fo:line-height="115%"/>
    </style:style>
    <style:style style:name="P1467" style:parent-style-name="Standard" style:family="paragraph">
      <style:paragraph-properties fo:text-align="justify" fo:line-height="115%"/>
    </style:style>
    <style:style style:name="P1468" style:parent-style-name="Standard" style:family="paragraph">
      <style:paragraph-properties fo:text-align="justify" fo:line-height="115%"/>
    </style:style>
    <style:style style:name="P1469" style:parent-style-name="Standard" style:family="paragraph">
      <style:paragraph-properties fo:text-align="justify" fo:line-height="115%"/>
    </style:style>
    <style:style style:name="P1470" style:parent-style-name="Standard" style:family="paragraph">
      <style:paragraph-properties fo:text-align="justify" fo:line-height="115%"/>
    </style:style>
    <style:style style:name="P1471" style:parent-style-name="Standard" style:family="paragraph">
      <style:paragraph-properties fo:text-align="justify" fo:line-height="115%"/>
    </style:style>
    <style:style style:name="P1472" style:parent-style-name="Standard" style:family="paragraph">
      <style:paragraph-properties fo:text-align="justify" fo:line-height="115%"/>
    </style:style>
    <style:style style:name="P1473" style:parent-style-name="Standard" style:family="paragraph">
      <style:paragraph-properties fo:text-align="justify" fo:line-height="115%"/>
    </style:style>
    <style:style style:name="P1474" style:parent-style-name="Standard" style:family="paragraph">
      <style:paragraph-properties fo:text-align="justify" fo:line-height="115%"/>
    </style:style>
    <style:style style:name="P1475" style:parent-style-name="Standard" style:family="paragraph">
      <style:paragraph-properties fo:text-align="justify" fo:line-height="115%"/>
    </style:style>
    <style:style style:name="P1476" style:parent-style-name="Standard" style:family="paragraph">
      <style:paragraph-properties fo:text-align="justify" fo:line-height="115%"/>
    </style:style>
    <style:style style:name="P1477" style:parent-style-name="Standard" style:family="paragraph">
      <style:paragraph-properties fo:text-align="justify" fo:line-height="115%"/>
    </style:style>
    <style:style style:name="P1478" style:parent-style-name="Standard" style:family="paragraph">
      <style:paragraph-properties fo:text-align="justify" fo:line-height="115%"/>
    </style:style>
    <style:style style:name="P1479" style:parent-style-name="Standard" style:family="paragraph">
      <style:paragraph-properties fo:text-align="justify" fo:line-height="115%"/>
    </style:style>
    <style:style style:name="P1480" style:parent-style-name="Standard" style:family="paragraph">
      <style:paragraph-properties fo:text-align="justify" fo:line-height="115%"/>
    </style:style>
    <style:style style:name="P1481" style:parent-style-name="內文" style:family="paragraph">
      <style:paragraph-properties fo:widows="0" fo:orphans="0"/>
      <style:text-properties style:font-name="Times New Roman" style:font-name-asian="標楷體" style:font-name-complex="Times New Roman" fo:font-weight="bold" style:font-weight-asian="bold" fo:font-size="20pt" style:font-size-asian="20pt" style:font-size-complex="20pt" fo:hyphenate="true"/>
    </style:style>
    <style:style style:name="P1482" style:parent-style-name="Standard" style:family="paragraph">
      <style:paragraph-properties fo:text-align="center" fo:margin-right="-0.0402in"/>
    </style:style>
    <style:style style:name="T1483" style:parent-style-name="預設段落字型" style:family="text">
      <style:text-properties style:font-name="Times New Roman" style:font-name-asian="標楷體" style:font-name-complex="Times New Roman"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<text:bookmark-start text:name="_Hlk225729248"/><text:span text:style-name="T4">Q1</text:span><text:span text:style-name="T5"><text:s/>–</text:span><text:span text:style-name="T6">檸檬祭司的</text:span><text:span text:style-name="T7"><text:s/></text:span><text:span text:style-name="T8">9</text:span><text:span text:style-name="T9"><text:s/></text:span><text:span text:style-name="T10">號咒印</text:span><text:span text:style-name="T11">(</text:span><text:span text:style-name="T12">JAVA</text:span><text:span text:style-name="T13">)<text:s/></text:span><text:span text:style-name="T14">30</text:span><text:span text:style-name="T15">%</text:span></text:p>
      <text:p text:style-name="P16"><text:bookmark-end text:name="_Hlk225729248"/></text:p>
      <text:p text:style-name="Standard"><text:span text:style-name="T17">題目敘述：</text:span></text:p>
      <text:p text:style-name="P18"/>
      <text:p text:style-name="P19"><text:span text:style-name="T20">一年一度的檸檬祭典即將開始，檸檬村的祭司正在檢查每一顆參賽檸檬是否帶有傳說中的</text:span><text:span text:style-name="T21"><text:s/></text:span><text:span text:style-name="T22">9</text:span><text:span text:style-name="T23"><text:s/></text:span><text:span text:style-name="T24">號咒印。每顆檸檬上都刻著一串數字編號。祭司會對這串數字進行以下儀式：</text:span></text:p>
      <text:p text:style-name="P25"/>
      <text:list text:style-name="LFO3" text:continue-numbering="true">
        <text:list-item>
          <text:p text:style-name="P26">將編號中每一位數字加總。</text:p>
        </text:list-item>
        <text:list-item>
          <text:p text:style-name="P27"><text:span text:style-name="T28">若結果不是</text:span><text:span text:style-name="T29"><text:s/></text:span><text:span text:style-name="T30">9</text:span><text:span text:style-name="T31">，則再將新數字的每一位數字加總。</text:span></text:p>
        </text:list-item>
        <text:list-item>
          <text:p text:style-name="P32">重複此過程，直到結果變成一位數為止。</text:p>
        </text:list-item>
      </text:list>
      <text:p text:style-name="P33"/>
      <text:p text:style-name="P34"><text:span text:style-name="T35">如果最後得到的結果是</text:span><text:span text:style-name="T36"><text:s/></text:span><text:span text:style-name="T37">9</text:span><text:span text:style-name="T38">，那麼這顆檸檬就被視為帶有</text:span><text:span text:style-name="T39"><text:s/></text:span><text:span text:style-name="T40">9</text:span><text:span text:style-name="T41"><text:s/></text:span><text:span text:style-name="T42">號咒印。而在這個過程中，第一次得到</text:span><text:span text:style-name="T43"><text:s/></text:span><text:span text:style-name="T44">9</text:span><text:span text:style-name="T45"><text:s/></text:span><text:span text:style-name="T46">所經過的加總次數，稱為這顆檸檬的</text:span><text:span text:style-name="T47"><text:s/></text:span><text:span text:style-name="T48">9</text:span><text:span text:style-name="T49">-</text:span><text:span text:style-name="T50">degree</text:span><text:span text:style-name="T51">。</text:span></text:p>
      <text:p text:style-name="P52"/>
      <text:p text:style-name="Standard"><text:span text:style-name="T53">輸入格式：</text:span></text:p>
      <text:p text:style-name="P54"/>
      <text:p text:style-name="P55">輸入包含多行，每行一個非負整數，表示一顆檸檬的編號。</text:p>
      <text:p text:style-name="P56"/>
      <text:p text:style-name="P57"><text:span text:style-name="T58">當輸入為</text:span><text:span text:style-name="T59"><text:s/></text:span><text:span text:style-name="T60">0</text:span><text:span text:style-name="T61"><text:s/></text:span><text:span text:style-name="T62">時，表示輸入結束，該筆資料不需處理。</text:span></text:p>
      <text:p text:style-name="P63"/>
      <text:p text:style-name="Standard"><text:span text:style-name="T64">輸出格式：</text:span></text:p>
      <text:p text:style-name="P65"/>
      <text:p text:style-name="P66">對於每一筆輸入的檸檬編號：</text:p>
      <text:p text:style-name="P67"/>
      <text:list text:style-name="LFO4" text:continue-numbering="true">
        <text:list-item>
          <text:p text:style-name="P68"><text:span text:style-name="T69">若該編號是</text:span><text:span text:style-name="T70"><text:s/></text:span><text:span text:style-name="T71">9</text:span><text:span text:style-name="T72"><text:s/></text:span><text:span text:style-name="T73">的倍數，輸出：</text:span></text:p>
        </text:list-item>
      </text:list>
      <text:p text:style-name="P74"><text:span text:style-name="T75">&lt;</text:span><text:span text:style-name="T76">編號</text:span><text:span text:style-name="T77">&gt;<text:s/></text:span><text:span text:style-name="T78">is</text:span><text:span text:style-name="T79"><text:s/></text:span><text:span text:style-name="T80">a</text:span><text:span text:style-name="T81"><text:s/></text:span><text:span text:style-name="T82">multiple</text:span><text:span text:style-name="T83"><text:s/></text:span><text:span text:style-name="T84">of</text:span><text:span text:style-name="T85"><text:s/></text:span><text:span text:style-name="T86">9</text:span><text:span text:style-name="T87"><text:s/></text:span><text:span text:style-name="T88">and</text:span><text:span text:style-name="T89"><text:s/></text:span><text:span text:style-name="T90">has</text:span><text:span text:style-name="T91"><text:s/></text:span><text:span text:style-name="T92">9</text:span><text:span text:style-name="T93">-</text:span><text:span text:style-name="T94">degree</text:span><text:span text:style-name="T95"><text:s/>&lt;</text:span><text:span text:style-name="T96">d</text:span><text:span text:style-name="T97">&gt;.</text:span></text:p>
      <text:p text:style-name="P98"/>
      <text:list text:style-name="LFO4" text:continue-numbering="true">
        <text:list-item>
          <text:p text:style-name="P99">否則輸出：</text:p>
        </text:list-item>
      </text:list>
      <text:p text:style-name="P100"><text:span text:style-name="T101">&lt;</text:span><text:span text:style-name="T102">編號</text:span><text:span text:style-name="T103">&gt;<text:s/></text:span><text:span text:style-name="T104">is</text:span><text:span text:style-name="T105"><text:s/></text:span><text:span text:style-name="T106">not</text:span><text:span text:style-name="T107"><text:s/></text:span><text:span text:style-name="T108">a</text:span><text:span text:style-name="T109"><text:s/></text:span><text:span text:style-name="T110">multiple</text:span><text:span text:style-name="T111"><text:s/></text:span><text:span text:style-name="T112">of</text:span><text:span text:style-name="T113"><text:s/></text:span><text:span text:style-name="T114">9</text:span><text:span text:style-name="T115">.</text:span></text:p>
      <text:p text:style-name="P116"/>
      <text:p text:style-name="Standard"><text:span text:style-name="T117">其中</text:span><text:span text:style-name="T118"><text:s/>&lt;</text:span><text:span text:style-name="T119">d</text:span><text:span text:style-name="T120">&gt;<text:s/></text:span><text:span text:style-name="T121">為該編號的</text:span><text:span text:style-name="T122"><text:s/></text:span><text:span text:style-name="T123">9</text:span><text:span text:style-name="T124">-</text:span><text:span text:style-name="T125">degree</text:span><text:span text:style-name="T126">。</text:span></text:p>
      <text:p text:style-name="P127"/>
      <text:p text:style-name="P128"/>
      <text:p text:style-name="Standard"><text:span text:style-name="T129">限制</text:span><text:span text:style-name="T130">:</text:span></text:p>
      <text:p text:style-name="P131"/>
      <text:list text:style-name="LFO5" text:continue-numbering="true">
        <text:list-item>
          <text:p text:style-name="P132"><text:span text:style-name="T133">設</text:span><text:span text:style-name="T134"><text:s/></text:span><text:span text:style-name="T135">s</text:span><text:span text:style-name="T136"><text:s/></text:span><text:span text:style-name="T137">為每筆輸入的檸檬編號字串</text:span></text:p>
        </text:list-item>
        <text:list-item>
          <text:p text:style-name="P138"><text:span text:style-name="T139">1</text:span><text:span text:style-name="T140"><text:s/>&lt;=<text:s/></text:span><text:span text:style-name="T141">s</text:span><text:span text:style-name="T142"><text:s/></text:span><text:span text:style-name="T143">的長度</text:span><text:span text:style-name="T144"><text:s/>&lt;=<text:s/></text:span><text:span text:style-name="T145">1000</text:span></text:p>
        </text:list-item>
        <text:list-item>
          <text:p text:style-name="P146"><text:span text:style-name="T147">s</text:span><text:span text:style-name="T148"><text:s/></text:span><text:span text:style-name="T149">僅包含字元</text:span><text:span text:style-name="T150"><text:s/></text:span><text:span text:style-name="T151">0</text:span><text:span text:style-name="T152"><text:s/>~<text:s/></text:span><text:span text:style-name="T153">9</text:span></text:p>
        </text:list-item>
        <text:list-item>
          <text:p text:style-name="P154"><text:span text:style-name="T155">當</text:span><text:span text:style-name="T156"><text:s/></text:span><text:span text:style-name="T157">s</text:span><text:span text:style-name="T158"><text:s/>= "</text:span><text:span text:style-name="T159">0</text:span><text:span text:style-name="T160">"<text:s/></text:span><text:span text:style-name="T161">時表示輸入結束</text:span></text:p>
        </text:list-item>
      </text:list>
      <text:p text:style-name="P162"/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Standard"><text:span text:style-name="T168">Sample</text:span><text:span text:style-name="T169"><text:s/></text:span><text:span text:style-name="T170">Input</text:span><text:span text:style-name="T171"><text:s/></text:span><text:span text:style-name="T172">1</text:span></text:p>
          </table:table-cell>
          <table:table-cell table:style-name="TableCell173">
            <text:p text:style-name="Standard"><text:span text:style-name="T174">Sample</text:span><text:span text:style-name="T175"><text:s/></text:span><text:span text:style-name="T176">Output</text:span><text:span text:style-name="T177"><text:s/></text:span><text:span text:style-name="T178">1</text:span></text:p>
          </table:table-cell>
        </table:table-row>
        <table:table-row table:style-name="TableRow179">
          <table:table-cell table:style-name="TableCell180">
            <text:p text:style-name="P181"><text:span text:style-name="T182">999999999999999999999</text:span></text:p>
            <text:p text:style-name="P183"><text:span text:style-name="T184">9</text:span></text:p>
            <text:p text:style-name="P185"><text:span text:style-name="T186">837</text:span></text:p>
            <text:p text:style-name="P187"><text:span text:style-name="T188">0</text:span></text:p>
          </table:table-cell>
          <table:table-cell table:style-name="TableCell189">
            <text:p text:style-name="P190"><text:span text:style-name="T191">999999999999999999999</text:span><text:span text:style-name="T192"><text:s/></text:span><text:span text:style-name="T193">is</text:span><text:span text:style-name="T194"><text:s/></text:span><text:span text:style-name="T195">a</text:span><text:span text:style-name="T196"><text:s/></text:span><text:span text:style-name="T197">multiple</text:span><text:span text:style-name="T198"><text:s/></text:span><text:span text:style-name="T199">of</text:span><text:span text:style-name="T200"><text:s/></text:span><text:span text:style-name="T201">9</text:span><text:span text:style-name="T202"><text:s/></text:span><text:span text:style-name="T203">and</text:span><text:span text:style-name="T204"><text:s/></text:span><text:span text:style-name="T205">has</text:span><text:span text:style-name="T206"><text:s/></text:span><text:span text:style-name="T207">9</text:span><text:span text:style-name="T208">-</text:span><text:span text:style-name="T209">degree</text:span><text:span text:style-name="T210"><text:s/></text:span><text:span text:style-name="T211">3</text:span><text:span text:style-name="T212">.</text:span></text:p>
            <text:p text:style-name="P213"><text:span text:style-name="T214">9</text:span><text:span text:style-name="T215"><text:s/></text:span><text:span text:style-name="T216">is</text:span><text:span text:style-name="T217"><text:s/></text:span><text:span text:style-name="T218">a</text:span><text:span text:style-name="T219"><text:s/></text:span><text:span text:style-name="T220">multiple</text:span><text:span text:style-name="T221"><text:s/></text:span><text:span text:style-name="T222">of</text:span><text:span text:style-name="T223"><text:s/></text:span><text:span text:style-name="T224">9</text:span><text:span text:style-name="T225"><text:s/></text:span><text:span text:style-name="T226">and</text:span><text:span text:style-name="T227"><text:s/></text:span><text:span text:style-name="T228">has</text:span><text:span text:style-name="T229"><text:s/></text:span><text:span text:style-name="T230">9</text:span><text:span text:style-name="T231">-</text:span><text:span text:style-name="T232">degree</text:span><text:span text:style-name="T233"><text:s/></text:span><text:span text:style-name="T234">1</text:span><text:span text:style-name="T235">.</text:span></text:p>
            <text:p text:style-name="P236"><text:span text:style-name="T237">837</text:span><text:span text:style-name="T238"><text:s/></text:span><text:span text:style-name="T239">is</text:span><text:span text:style-name="T240"><text:s/></text:span><text:span text:style-name="T241">a</text:span><text:span text:style-name="T242"><text:s/></text:span><text:span text:style-name="T243">multiple</text:span><text:span text:style-name="T244"><text:s/></text:span><text:span text:style-name="T245">of</text:span><text:span text:style-name="T246"><text:s/></text:span><text:span text:style-name="T247">9</text:span><text:span text:style-name="T248"><text:s/></text:span><text:span text:style-name="T249">and</text:span><text:span text:style-name="T250"><text:s/></text:span><text:span text:style-name="T251">has</text:span><text:span text:style-name="T252"><text:s/></text:span><text:span text:style-name="T253">9</text:span><text:span text:style-name="T254">-</text:span><text:span text:style-name="T255">degree</text:span><text:span text:style-name="T256"><text:s/></text:span><text:span text:style-name="T257">2</text:span><text:span text:style-name="T258">.</text:span></text:p>
          </table:table-cell>
        </table:table-row>
      </table:table>
      <text:p text:style-name="P259"/>
      <table:table table:style-name="Table260">
        <table:table-columns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Standard"><text:span text:style-name="T265">Sample</text:span><text:span text:style-name="T266"><text:s/></text:span><text:span text:style-name="T267">Input</text:span><text:span text:style-name="T268"><text:s/></text:span><text:span text:style-name="T269">2</text:span></text:p>
          </table:table-cell>
          <table:table-cell table:style-name="TableCell270">
            <text:p text:style-name="Standard"><text:span text:style-name="T271">Sample</text:span><text:span text:style-name="T272"><text:s/></text:span><text:span text:style-name="T273">Output</text:span><text:span text:style-name="T274"><text:s/></text:span><text:span text:style-name="T275">2</text:span></text:p>
          </table:table-cell>
        </table:table-row>
        <table:table-row table:style-name="TableRow276">
          <table:table-cell table:style-name="TableCell277">
            <text:p text:style-name="P278"><text:span text:style-name="T279">2147483647</text:span></text:p>
            <text:p text:style-name="P280"><text:span text:style-name="T281">10</text:span></text:p>
            <text:p text:style-name="P282"><text:span text:style-name="T283">555555555000000000</text:span></text:p>
            <text:p text:style-name="P284"><text:span text:style-name="T285">0</text:span></text:p>
          </table:table-cell>
          <table:table-cell table:style-name="TableCell286">
            <text:p text:style-name="P287"><text:span text:style-name="T288">2147483647</text:span><text:span text:style-name="T289"><text:s/></text:span><text:span text:style-name="T290">is</text:span><text:span text:style-name="T291"><text:s/></text:span><text:span text:style-name="T292">not</text:span><text:span text:style-name="T293"><text:s/></text:span><text:span text:style-name="T294">a</text:span><text:span text:style-name="T295"><text:s/></text:span><text:span text:style-name="T296">multiple</text:span><text:span text:style-name="T297"><text:s/></text:span><text:span text:style-name="T298">of</text:span><text:span text:style-name="T299"><text:s/></text:span><text:span text:style-name="T300">9</text:span><text:span text:style-name="T301">.</text:span></text:p>
            <text:p text:style-name="P302"><text:span text:style-name="T303">10</text:span><text:span text:style-name="T304"><text:s/></text:span><text:span text:style-name="T305">is</text:span><text:span text:style-name="T306"><text:s/></text:span><text:span text:style-name="T307">not</text:span><text:span text:style-name="T308"><text:s/></text:span><text:span text:style-name="T309">a</text:span><text:span text:style-name="T310"><text:s/></text:span><text:span text:style-name="T311">multiple</text:span><text:span text:style-name="T312"><text:s/></text:span><text:span text:style-name="T313">of</text:span><text:span text:style-name="T314"><text:s/></text:span><text:span text:style-name="T315">9</text:span><text:span text:style-name="T316">.</text:span></text:p>
            <text:p text:style-name="P317"><text:span text:style-name="T318">555555555000000000</text:span><text:span text:style-name="T319"><text:s/></text:span><text:span text:style-name="T320">is</text:span><text:span text:style-name="T321"><text:s/></text:span><text:span text:style-name="T322">a</text:span><text:span text:style-name="T323"><text:s/></text:span><text:span text:style-name="T324">multiple</text:span><text:span text:style-name="T325"><text:s/></text:span><text:span text:style-name="T326">of</text:span><text:span text:style-name="T327"><text:s/></text:span><text:span text:style-name="T328">9</text:span><text:span text:style-name="T329"><text:s/></text:span><text:span text:style-name="T330">and</text:span><text:span text:style-name="T331"><text:s/></text:span><text:span text:style-name="T332">has</text:span><text:span text:style-name="T333"><text:s/></text:span><text:span text:style-name="T334">9</text:span><text:span text:style-name="T335">-</text:span><text:span text:style-name="T336">degree</text:span><text:span text:style-name="T337"><text:s/></text:span><text:span text:style-name="T338">2</text:span><text:span text:style-name="T339">.</text:span></text:p>
          </table:table-cell>
        </table:table-row>
      </table:table>
      <text:soft-page-break/>
      <text:p text:style-name="P340"><text:span text:style-name="T341">Q2</text:span><text:span text:style-name="T342"><text:s/>–<text:s/></text:span><text:span text:style-name="T343">共享載具租借系統</text:span><text:span text:style-name="T344"><text:s/>(</text:span><text:span text:style-name="T345">C</text:span><text:span text:style-name="T346">++)<text:s/></text:span><text:span text:style-name="T347">30%</text:span></text:p>
      <text:p text:style-name="P348"/>
      <text:p text:style-name="P349">題目敘述：</text:p>
      <text:p text:style-name="P350"/>
      <text:p text:style-name="P351"><text:span text:style-name="T352">校園引進了全新的共享運具系統「</text:span><text:span text:style-name="T353">NCU</text:span><text:span text:style-name="T354">-</text:span><text:span text:style-name="T355">Share</text:span><text:span text:style-name="T356">」，目前提供兩種交通工具供學生租借：</text:span><text:span text:style-name="T357">腳踏車</text:span><text:span text:style-name="T358"><text:s/>(</text:span><text:span text:style-name="T359">Bike</text:span><text:span text:style-name="T360">)</text:span><text:span text:style-name="T361"><text:s/></text:span><text:span text:style-name="T362">與</text:span><text:span text:style-name="T363"><text:s/></text:span><text:span text:style-name="T364">電動機車</text:span><text:span text:style-name="T365"><text:s/>(</text:span><text:span text:style-name="T366">Scooter</text:span><text:span text:style-name="T367">)</text:span><text:span text:style-name="T368">。</text:span><text:span text:style-name="T369"><text:s/></text:span><text:span text:style-name="T370">不同的運具有不同的計費費率。請你利用</text:span><text:span text:style-name="T371"><text:s/></text:span><text:span text:style-name="T372">C</text:span><text:span text:style-name="T373">++<text:s/></text:span><text:span text:style-name="T374">的</text:span><text:span text:style-name="T375">繼承</text:span><text:span text:style-name="T376"><text:s/>(</text:span><text:span text:style-name="T377">Inheritance</text:span><text:span text:style-name="T378">)</text:span><text:span text:style-name="T379"><text:s/></text:span><text:span text:style-name="T380">特性，開發一套計費模組來結算學生的租借費用。</text:span></text:p>
      <text:p text:style-name="P381"/>
      <text:p text:style-name="P382">請設計三個類別：</text:p>
      <text:list text:style-name="LFO6" text:continue-numbering="true">
        <text:list-item>
          <text:p text:style-name="P383"><text:span text:style-name="T384">設計父類別</text:span><text:span text:style-name="T385"><text:s/></text:span><text:span text:style-name="T386">Vehicle</text:span><text:span text:style-name="T387">：</text:span></text:p>
          <text:list text:continue-numbering="true">
            <text:list-item>
              <text:p text:style-name="P388"><text:span text:style-name="T389">包含保護屬性</text:span><text:span text:style-name="T390"><text:s/>(</text:span><text:span text:style-name="T391">protected</text:span><text:span text:style-name="T392">)</text:span><text:span text:style-name="T393">：</text:span><text:span text:style-name="T394">vehicleId</text:span><text:span text:style-name="T395"><text:s/>(</text:span><text:span text:style-name="T396">車牌號碼，字串</text:span><text:span text:style-name="T397">)</text:span><text:span text:style-name="T398">、</text:span><text:span text:style-name="T399">minutes</text:span><text:span text:style-name="T400"><text:s/>(</text:span><text:span text:style-name="T401">租借分鐘數，整數</text:span><text:span text:style-name="T402">)</text:span><text:span text:style-name="T403">。</text:span></text:p>
            </text:list-item>
            <text:list-item>
              <text:p text:style-name="P404"><text:span text:style-name="T405">實作建構子</text:span><text:span text:style-name="T406"><text:s/>(</text:span><text:span text:style-name="T407">Constructor</text:span><text:span text:style-name="T408">)<text:s/></text:span><text:span text:style-name="T409">來初始化車牌與分鐘數。</text:span></text:p>
            </text:list-item>
            <text:list-item>
              <text:p text:style-name="P410"><text:span text:style-name="T411">包含一個</text:span><text:span text:style-name="T412"><text:s/></text:span><text:span text:style-name="T413">getId</text:span><text:span text:style-name="T414">()<text:s/></text:span><text:span text:style-name="T415">方法，回傳車牌號碼。</text:span></text:p>
            </text:list-item>
          </text:list>
        </text:list-item>
        <text:list-item>
          <text:p text:style-name="P416"><text:span text:style-name="T417">設計子類別</text:span><text:span text:style-name="T418"><text:s/></text:span><text:span text:style-name="T419">Bike</text:span><text:span text:style-name="T420">：</text:span></text:p>
          <text:list text:continue-numbering="true">
            <text:list-item>
              <text:p text:style-name="P421"><text:span text:style-name="T422">繼承自</text:span><text:span text:style-name="T423"><text:s/></text:span><text:span text:style-name="T424">Vehicle</text:span><text:span text:style-name="T425">。</text:span></text:p>
            </text:list-item>
            <text:list-item>
              <text:p text:style-name="P426">實作建構子（需呼叫父類別建構子）。</text:p>
            </text:list-item>
            <text:list-item>
              <text:p text:style-name="P427"><text:span text:style-name="T428">實作</text:span><text:span text:style-name="T429"><text:s/></text:span><text:span text:style-name="T430">calculateFee</text:span><text:span text:style-name="T431">()<text:s/></text:span><text:span text:style-name="T432">方法：腳踏車的計費公式為</text:span><text:span text:style-name="T433"><text:s/></text:span><text:span text:style-name="T434">基本費</text:span><text:span text:style-name="T435"><text:s/></text:span><text:span text:style-name="T436">10</text:span><text:span text:style-name="T437"><text:s/></text:span><text:span text:style-name="T438">元</text:span><text:span text:style-name="T439"><text:s/>+ (</text:span><text:span text:style-name="T440">租借分鐘數</text:span><text:span text:style-name="T441"><text:s/>*<text:s/></text:span><text:span text:style-name="T442">1</text:span><text:span text:style-name="T443"><text:s/></text:span><text:span text:style-name="T444">元</text:span><text:span text:style-name="T445">)</text:span><text:span text:style-name="T446">。</text:span></text:p>
            </text:list-item>
          </text:list>
        </text:list-item>
        <text:list-item>
          <text:p text:style-name="P447"><text:span text:style-name="T448">設計子類別</text:span><text:span text:style-name="T449"><text:s/></text:span><text:span text:style-name="T450">Scooter</text:span><text:span text:style-name="T451">：</text:span></text:p>
          <text:list text:continue-numbering="true">
            <text:list-item>
              <text:p text:style-name="P452"><text:span text:style-name="T453">繼承自</text:span><text:span text:style-name="T454"><text:s/></text:span><text:span text:style-name="T455">Vehicle</text:span><text:span text:style-name="T456">。</text:span></text:p>
            </text:list-item>
            <text:list-item>
              <text:p text:style-name="P457">實作建構子（需呼叫父類別建構子）。</text:p>
            </text:list-item>
            <text:list-item>
              <text:p text:style-name="P458"><text:span text:style-name="T459">實作</text:span><text:span text:style-name="T460"><text:s/></text:span><text:span text:style-name="T461">calculateFee</text:span><text:span text:style-name="T462">()<text:s/></text:span><text:span text:style-name="T463">方法：電動機車的計費公式為</text:span><text:span text:style-name="T464"><text:s/></text:span><text:span text:style-name="T465">基本費</text:span><text:span text:style-name="T466"><text:s/></text:span><text:span text:style-name="T467">25</text:span><text:span text:style-name="T468"><text:s/></text:span><text:span text:style-name="T469">元</text:span><text:span text:style-name="T470"><text:s/>+ (</text:span><text:span text:style-name="T471">租借分鐘數</text:span><text:span text:style-name="T472"><text:s/>*<text:s/></text:span><text:span text:style-name="T473">3</text:span><text:span text:style-name="T474"><text:s/></text:span><text:span text:style-name="T475">元</text:span><text:span text:style-name="T476">)</text:span><text:span text:style-name="T477">。</text:span></text:p>
            </text:list-item>
          </text:list>
        </text:list-item>
      </text:list>
      <text:p text:style-name="P478"/>
      <text:p text:style-name="P479"/>
      <text:p text:style-name="P480"/>
      <text:p text:style-name="Standard"><text:span text:style-name="T481">輸入格式：</text:span></text:p>
      <text:p text:style-name="P482"/>
      <text:p text:style-name="Standard"><text:span text:style-name="T483">第一行輸入一個整數</text:span><text:span text:style-name="T484"><text:s/></text:span><text:span text:style-name="T485">N</text:span><text:span text:style-name="T486">，代表系統收到的租借紀錄數量。</text:span></text:p>
      <text:p text:style-name="Standard"><text:span text:style-name="T487">接下來</text:span><text:span text:style-name="T488"><text:s/></text:span><text:span text:style-name="T489">N</text:span><text:span text:style-name="T490"><text:s/></text:span><text:span text:style-name="T491">行，每行會輸入</text:span><text:span text:style-name="T492"><text:s/></text:span><text:span text:style-name="T493">3</text:span><text:span text:style-name="T494"><text:s/></text:span><text:span text:style-name="T495">個資料：</text:span><text:span text:style-name="T496">[</text:span><text:span text:style-name="T497">車種代號</text:span><text:span text:style-name="T498">] [</text:span><text:span text:style-name="T499">車牌號碼</text:span><text:span text:style-name="T500">] [</text:span><text:span text:style-name="T501">租借分鐘數</text:span><text:span text:style-name="T502">]</text:span></text:p>
      <text:list text:style-name="LFO7" text:continue-numbering="true">
        <text:list-item>
          <text:p text:style-name="P503"><text:span text:style-name="T504">車種代號為字元：</text:span><text:span text:style-name="T505">B</text:span><text:span text:style-name="T506"><text:s/></text:span><text:span text:style-name="T507">代表腳踏車，</text:span><text:span text:style-name="T508">S</text:span><text:span text:style-name="T509"><text:s/></text:span><text:span text:style-name="T510">代表電動機車。</text:span></text:p>
        </text:list-item>
      </text:list>
      <text:p text:style-name="P511"/>
      <text:p text:style-name="P512">請注意，租借計費分為以下三種情況：</text:p>
      <text:list text:style-name="LFO7" text:continue-numbering="true">
        <text:list-item>
          <text:p text:style-name="P513"><text:span text:style-name="T514">0</text:span><text:span text:style-name="T515"><text:s/></text:span><text:span text:style-name="T516">分鐘</text:span><text:span text:style-name="T517"><text:s/>(</text:span><text:span text:style-name="T518">誤借或故障</text:span><text:span text:style-name="T519">)</text:span><text:span text:style-name="T520">：</text:span><text:span text:style-name="T521"><text:s/></text:span><text:span text:style-name="T522">免收費。</text:span></text:p>
        </text:list-item>
        <text:list-item>
          <text:p text:style-name="P523"><text:span text:style-name="T524">1</text:span><text:span text:style-name="T525"><text:s/>~<text:s/></text:span><text:span text:style-name="T526">5</text:span><text:span text:style-name="T527"><text:s/></text:span><text:span text:style-name="T528">分鐘</text:span><text:span text:style-name="T529"><text:s/>(</text:span><text:span text:style-name="T530">包含</text:span><text:span text:style-name="T531"><text:s/></text:span><text:span text:style-name="T532">5</text:span><text:span text:style-name="T533"><text:s/></text:span><text:span text:style-name="T534">分鐘</text:span><text:span text:style-name="T535">)</text:span><text:span text:style-name="T536">：</text:span><text:span text:style-name="T537"><text:s/></text:span><text:span text:style-name="T538">僅收取該運具的「基本費」。</text:span></text:p>
        </text:list-item>
        <text:list-item>
          <text:p text:style-name="P539"><text:span text:style-name="T540">大於</text:span><text:span text:style-name="T541"><text:s/></text:span><text:span text:style-name="T542">5</text:span><text:span text:style-name="T543"><text:s/></text:span><text:span text:style-name="T544">分鐘</text:span><text:span text:style-name="T545"><text:s/>(</text:span><text:span text:style-name="T546">6</text:span><text:span text:style-name="T547"><text:s/></text:span><text:span text:style-name="T548">分鐘以上</text:span><text:span text:style-name="T549">)</text:span><text:span text:style-name="T550">：</text:span><text:span text:style-name="T551"><text:s/></text:span><text:span text:style-name="T552">照正常計費方式收費。</text:span></text:p>
        </text:list-item>
      </text:list>
      <text:p text:style-name="P553"/>
      <text:p text:style-name="P554"/>
      <text:p text:style-name="P555"/>
      <text:p text:style-name="P556">輸出格式：</text:p>
      <text:p text:style-name="P557"/>
      <text:p text:style-name="Standard"><text:span text:style-name="T558">對於每一筆租借紀錄，請先印出該車牌與當次費用。</text:span><text:span text:style-name="T559"><text:s/></text:span><text:span text:style-name="T560">所有紀錄處理完畢後，請在最後一行印出當日系統的「總營收</text:span><text:span text:style-name="T561"><text:s/>(</text:span><text:span text:style-name="T562">Total</text:span><text:span text:style-name="T563"><text:s/></text:span><text:span text:style-name="T564">Revenue</text:span><text:span text:style-name="T565">)</text:span><text:span text:style-name="T566">」。</text:span></text:p>
      <text:p text:style-name="Standard"><text:span text:style-name="T567"><text:s/></text:span><text:span text:style-name="T568">(</text:span><text:span text:style-name="T569">格式請嚴格參考輸出範例</text:span><text:span text:style-name="T570">)</text:span></text:p>
      <text:p text:style-name="P571"/>
      <table:table table:style-name="Table572">
        <table:table-columns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Standard"><text:span text:style-name="T577">Sample</text:span><text:span text:style-name="T578"><text:s/></text:span><text:span text:style-name="T579">Input</text:span><text:span text:style-name="T580"><text:s/></text:span><text:span text:style-name="T581">1</text:span></text:p>
          </table:table-cell>
          <table:table-cell table:style-name="TableCell582">
            <text:p text:style-name="Standard"><text:span text:style-name="T583">Sample</text:span><text:span text:style-name="T584"><text:s/></text:span><text:span text:style-name="T585">Output</text:span><text:span text:style-name="T586"><text:s/></text:span><text:span text:style-name="T587">1</text:span></text:p>
          </table:table-cell>
        </table:table-row>
        <table:table-row table:style-name="TableRow588">
          <table:table-cell table:style-name="TableCell589">
            <text:p text:style-name="P590"><text:span text:style-name="T591">4</text:span></text:p>
            <text:p text:style-name="P592"><text:span text:style-name="T593">B</text:span><text:span text:style-name="T594"><text:s/></text:span><text:span text:style-name="T595">UB</text:span><text:span text:style-name="T596">-</text:span><text:span text:style-name="T597">001</text:span><text:span text:style-name="T598"><text:s/></text:span><text:span text:style-name="T599">45</text:span></text:p>
            <text:p text:style-name="P600"><text:span text:style-name="T601">S</text:span><text:span text:style-name="T602"><text:s/></text:span><text:span text:style-name="T603">GS</text:span><text:span text:style-name="T604">-</text:span><text:span text:style-name="T605">999</text:span><text:span text:style-name="T606"><text:s/></text:span><text:span text:style-name="T607">20</text:span></text:p>
            <text:p text:style-name="P608"><text:span text:style-name="T609">B</text:span><text:span text:style-name="T610"><text:s/></text:span><text:span text:style-name="T611">UB</text:span><text:span text:style-name="T612">-</text:span><text:span text:style-name="T613">002</text:span><text:span text:style-name="T614"><text:s/></text:span><text:span text:style-name="T615">15</text:span></text:p>
            <text:p text:style-name="P616"><text:span text:style-name="T617">S</text:span><text:span text:style-name="T618"><text:s/></text:span><text:span text:style-name="T619">GS</text:span><text:span text:style-name="T620">-</text:span><text:span text:style-name="T621">888</text:span><text:span text:style-name="T622"><text:s/></text:span><text:span text:style-name="T623">10</text:span></text:p>
          </table:table-cell>
          <table:table-cell table:style-name="TableCell624">
            <text:p text:style-name="P625"><text:span text:style-name="T626">UB</text:span><text:span text:style-name="T627">-</text:span><text:span text:style-name="T628">001</text:span><text:span text:style-name="T629"><text:s/></text:span><text:span text:style-name="T630">Fee</text:span><text:span text:style-name="T631">:<text:s/></text:span><text:span text:style-name="T632">55</text:span></text:p>
            <text:p text:style-name="P633"><text:span text:style-name="T634">GS</text:span><text:span text:style-name="T635">-</text:span><text:span text:style-name="T636">999</text:span><text:span text:style-name="T637"><text:s/></text:span><text:span text:style-name="T638">Fee</text:span><text:span text:style-name="T639">:<text:s/></text:span><text:span text:style-name="T640">85</text:span></text:p>
            <text:p text:style-name="P641"><text:span text:style-name="T642">UB</text:span><text:span text:style-name="T643">-</text:span><text:span text:style-name="T644">002</text:span><text:span text:style-name="T645"><text:s/></text:span><text:span text:style-name="T646">Fee</text:span><text:span text:style-name="T647">:<text:s/></text:span><text:span text:style-name="T648">25</text:span></text:p>
            <text:p text:style-name="P649"><text:span text:style-name="T650">GS</text:span><text:span text:style-name="T651">-</text:span><text:span text:style-name="T652">888</text:span><text:span text:style-name="T653"><text:s/></text:span><text:span text:style-name="T654">Fee</text:span><text:span text:style-name="T655">:<text:s/></text:span><text:span text:style-name="T656">55</text:span></text:p>
            <text:p text:style-name="P657"><text:span text:style-name="T658">Total</text:span><text:span text:style-name="T659"><text:s/></text:span><text:span text:style-name="T660">Revenue</text:span><text:span text:style-name="T661">:<text:s/></text:span><text:span text:style-name="T662">220</text:span></text:p>
          </table:table-cell>
        </table:table-row>
      </table:table>
      <text:p text:style-name="P663"/>
      <table:table table:style-name="Table664">
        <table:table-columns>
          <table:table-column table:style-name="TableColumn665"/>
          <table:table-column table:style-name="TableColumn666"/>
        </table:table-columns>
        <table:table-row table:style-name="TableRow667">
          <table:table-cell table:style-name="TableCell668">
            <text:p text:style-name="Standard"><text:span text:style-name="T669">Sample</text:span><text:span text:style-name="T670"><text:s/></text:span><text:span text:style-name="T671">Input</text:span><text:span text:style-name="T672"><text:s/></text:span><text:span text:style-name="T673">2</text:span></text:p>
          </table:table-cell>
          <table:table-cell table:style-name="TableCell674">
            <text:p text:style-name="Standard"><text:span text:style-name="T675">Sample</text:span><text:span text:style-name="T676"><text:s/></text:span><text:span text:style-name="T677">Output</text:span><text:span text:style-name="T678"><text:s/></text:span><text:span text:style-name="T679">2</text:span></text:p>
          </table:table-cell>
        </table:table-row>
        <table:table-row table:style-name="TableRow680">
          <table:table-cell table:style-name="TableCell681">
            <text:p text:style-name="P682"><text:span text:style-name="T683">5</text:span></text:p>
            <text:p text:style-name="P684"><text:span text:style-name="T685">B</text:span><text:span text:style-name="T686"><text:s/></text:span><text:span text:style-name="T687">U</text:span><text:span text:style-name="T688">-</text:span><text:span text:style-name="T689">888</text:span><text:span text:style-name="T690"><text:s/></text:span><text:span text:style-name="T691">5</text:span></text:p>
            <text:p text:style-name="P692"><text:span text:style-name="T693">B</text:span><text:span text:style-name="T694"><text:s/></text:span><text:span text:style-name="T695">U</text:span><text:span text:style-name="T696">-</text:span><text:span text:style-name="T697">888</text:span><text:span text:style-name="T698"><text:s/></text:span><text:span text:style-name="T699">20</text:span></text:p>
            <text:p text:style-name="P700"><text:span text:style-name="T701">B</text:span><text:span text:style-name="T702"><text:s/></text:span><text:span text:style-name="T703">U</text:span><text:span text:style-name="T704">-</text:span><text:span text:style-name="T705">887</text:span><text:span text:style-name="T706"><text:s/></text:span><text:span text:style-name="T707">20</text:span></text:p>
            <text:p text:style-name="P708"><text:span text:style-name="T709">B</text:span><text:span text:style-name="T710"><text:s/></text:span><text:span text:style-name="T711">U</text:span><text:span text:style-name="T712">-</text:span><text:span text:style-name="T713">888</text:span><text:span text:style-name="T714"><text:s/></text:span><text:span text:style-name="T715">20</text:span></text:p>
            <text:p text:style-name="P716"><text:span text:style-name="T717">B</text:span><text:span text:style-name="T718"><text:s/></text:span><text:span text:style-name="T719">U</text:span><text:span text:style-name="T720">-</text:span><text:span text:style-name="T721">887</text:span><text:span text:style-name="T722"><text:s/></text:span><text:span text:style-name="T723">15</text:span></text:p>
          </table:table-cell>
          <table:table-cell table:style-name="TableCell724">
            <text:p text:style-name="P725"><text:span text:style-name="T726">U</text:span><text:span text:style-name="T727">-</text:span><text:span text:style-name="T728">888</text:span><text:span text:style-name="T729"><text:s/></text:span><text:span text:style-name="T730">Fee</text:span><text:span text:style-name="T731">:<text:s/></text:span><text:span text:style-name="T732">10</text:span></text:p>
            <text:p text:style-name="P733"><text:span text:style-name="T734">U</text:span><text:span text:style-name="T735">-</text:span><text:span text:style-name="T736">888</text:span><text:span text:style-name="T737"><text:s/></text:span><text:span text:style-name="T738">Fee</text:span><text:span text:style-name="T739">:<text:s/></text:span><text:span text:style-name="T740">30</text:span></text:p>
            <text:p text:style-name="P741"><text:span text:style-name="T742">U</text:span><text:span text:style-name="T743">-</text:span><text:span text:style-name="T744">887</text:span><text:span text:style-name="T745"><text:s/></text:span><text:span text:style-name="T746">Fee</text:span><text:span text:style-name="T747">:<text:s/></text:span><text:span text:style-name="T748">30</text:span></text:p>
            <text:p text:style-name="P749"><text:span text:style-name="T750">U</text:span><text:span text:style-name="T751">-</text:span><text:span text:style-name="T752">888</text:span><text:span text:style-name="T753"><text:s/></text:span><text:span text:style-name="T754">Fee</text:span><text:span text:style-name="T755">:<text:s/></text:span><text:span text:style-name="T756">30</text:span></text:p>
            <text:p text:style-name="P757"><text:span text:style-name="T758">U</text:span><text:span text:style-name="T759">-</text:span><text:span text:style-name="T760">887</text:span><text:span text:style-name="T761"><text:s/></text:span><text:span text:style-name="T762">Fee</text:span><text:span text:style-name="T763">:<text:s/></text:span><text:span text:style-name="T764">25</text:span></text:p>
            <text:p text:style-name="P765"><text:span text:style-name="T766">Total</text:span><text:span text:style-name="T767"><text:s/></text:span><text:span text:style-name="T768">Revenue</text:span><text:span text:style-name="T769">:<text:s/></text:span><text:span text:style-name="T770">125</text:span></text:p>
          </table:table-cell>
        </table:table-row>
      </table:table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soft-page-break/>
      <text:p text:style-name="P782"><text:span text:style-name="T783">Q3</text:span><text:span text:style-name="T784">–</text:span><text:span text:style-name="T785">目標是神奇寶貝大師</text:span><text:span text:style-name="T786">(</text:span><text:span text:style-name="T787">JAVA</text:span><text:span text:style-name="T788">)<text:s/></text:span><text:span text:style-name="T789">30</text:span><text:span text:style-name="T790">%</text:span></text:p>
      <text:p text:style-name="P791"/>
      <text:p text:style-name="P792">題目敘述：</text:p>
      <text:p text:style-name="P793"/>
      <text:p text:style-name="P794"><text:span text:style-name="T795">大木博士正在招募研究助理，請你開發一套神奇寶貝戰鬥系統。系統已經由大木博士寫好了主程式</text:span><text:span text:style-name="T796"><text:s/></text:span><text:span text:style-name="T797">TODO</text:span><text:span text:style-name="T798">.</text:span><text:span text:style-name="T799">java</text:span><text:span text:style-name="T800">（負責處理使用者輸入與戰鬥流程），你的任務是根據該程式的呼叫邏輯，實作底層的神奇寶貝類別架構。</text:span></text:p>
      <text:p text:style-name="P801"/>
      <text:list text:style-name="LFO8">
        <text:list-item text:start-value="1">
          <text:p text:style-name="P802"><text:span text:style-name="T803">神奇寶貝基礎規格</text:span><text:span text:style-name="T804">：</text:span><text:span text:style-name="T805">所有神奇寶貝必須具備力量（</text:span><text:span text:style-name="T806">strength</text:span><text:span text:style-name="T807">）與速度（</text:span><text:span text:style-name="T808">speed</text:span><text:span text:style-name="T809">）兩種屬性，並在建立時</text:span><text:span text:style-name="T810">依照建立順序</text:span><text:span text:style-name="T811">自動分配唯一編號</text:span><text:span text:style-name="T812">（</text:span><text:span text:style-name="T813">id</text:span><text:span text:style-name="T814">從</text:span><text:span text:style-name="T815">1</text:span><text:span text:style-name="T816">開始累增）</text:span><text:span text:style-name="T817">。</text:span></text:p>
        </text:list-item>
      </text:list>
      <text:list text:style-name="LFO24" text:continue-numbering="true">
        <text:list-item>
          <text:p text:style-name="P818"><text:span text:style-name="T819">皮卡丘<text:s/></text:span><text:span text:style-name="T820">(電屬性)<text:s/></text:span><text:span text:style-name="T821">(</text:span><text:span text:style-name="T822">Pikachu</text:span><text:span text:style-name="T823">)：初始值<text:s/></text:span><text:span text:style-name="T824">Str</text:span><text:span text:style-name="T825">:<text:s/></text:span><text:span text:style-name="T826">10</text:span><text:span text:style-name="T827">,<text:s/></text:span><text:span text:style-name="T828">Spd</text:span><text:span text:style-name="T829">:<text:s/></text:span><text:span text:style-name="T830">7</text:span><text:span text:style-name="T831">。</text:span></text:p>
        </text:list-item>
        <text:list-item>
          <text:p text:style-name="P832"><text:span text:style-name="T833">波加曼<text:s/></text:span><text:span text:style-name="T834">(水屬性)</text:span><text:span text:style-name="T835"><text:s/>(</text:span><text:span text:style-name="T836">Piplup</text:span><text:span text:style-name="T837">)：初始值<text:s/></text:span><text:span text:style-name="T838">Str</text:span><text:span text:style-name="T839">:<text:s/></text:span><text:span text:style-name="T840">7</text:span><text:span text:style-name="T841">,<text:s/></text:span><text:span text:style-name="T842">Spd</text:span><text:span text:style-name="T843">:<text:s/></text:span><text:span text:style-name="T844">5</text:span><text:span text:style-name="T845">。</text:span></text:p>
        </text:list-item>
        <text:list-item>
          <text:p text:style-name="P846"><text:span text:style-name="T847">木守宮<text:s/></text:span><text:span text:style-name="T848">(草屬性)</text:span><text:span text:style-name="T849"><text:s/>(</text:span><text:span text:style-name="T850">Treecko</text:span><text:span text:style-name="T851">)：初始值<text:s/></text:span><text:span text:style-name="T852">Str</text:span><text:span text:style-name="T853">:<text:s/></text:span><text:span text:style-name="T854">6</text:span><text:span text:style-name="T855">,<text:s/></text:span><text:span text:style-name="T856">Spd</text:span><text:span text:style-name="T857">:<text:s/></text:span><text:span text:style-name="T858">10</text:span><text:span text:style-name="T859">。</text:span></text:p>
        </text:list-item>
        <text:list-item>
          <text:p text:style-name="P860"><text:span text:style-name="T861">小火龍<text:s/></text:span><text:span text:style-name="T862">(火屬性)</text:span><text:span text:style-name="T863"><text:s/>(</text:span><text:span text:style-name="T864">Charmander</text:span><text:span text:style-name="T865">)：初始值<text:s/></text:span><text:span text:style-name="T866">Str</text:span><text:span text:style-name="T867">:<text:s/></text:span><text:span text:style-name="T868">8</text:span><text:span text:style-name="T869">,<text:s/></text:span><text:span text:style-name="T870">Spd</text:span><text:span text:style-name="T871">:<text:s/></text:span><text:span text:style-name="T872">8</text:span><text:span text:style-name="T873">。</text:span></text:p>
        </text:list-item>
      </text:list>
      <text:list text:style-name="LFO8" text:continue-numbering="true">
        <text:list-item>
          <text:p text:style-name="P874"><text:span text:style-name="T875">行為規則</text:span><text:span text:style-name="T876"><text:s/>(</text:span><text:span text:style-name="T877">Command</text:span><text:span text:style-name="T878"><text:s/></text:span><text:span text:style-name="T879">2</text:span><text:span text:style-name="T880">)</text:span><text:span text:style-name="T881">：</text:span></text:p>
        </text:list-item>
      </text:list>
      <text:list text:style-name="LFO11" text:continue-numbering="true">
        <text:list-item>
          <text:p text:style-name="P882"><text:span text:style-name="T883">叫聲</text:span><text:span text:style-name="T884"><text:s/>(</text:span><text:span text:style-name="T885">makeSound</text:span><text:span text:style-name="T886">,<text:s/></text:span><text:span text:style-name="T887">Y</text:span><text:span text:style-name="T888"><text:s/>=<text:s/></text:span><text:span text:style-name="T889">1</text:span><text:span text:style-name="T890">)</text:span><text:span text:style-name="T891">：格式為</text:span><text:span text:style-name="T892"><text:s/>[</text:span><text:span text:style-name="T893">Name</text:span><text:span text:style-name="T894">]: [</text:span><text:span text:style-name="T895">Sound</text:span><text:span text:style-name="T896">]!</text:span><text:span text:style-name="T897">，每種神奇寶貝有獨特的叫聲。</text:span></text:p>
        </text:list-item>
      </text:list>
      <text:list text:style-name="LFO12" text:continue-numbering="true">
        <text:list-item>
          <text:p text:style-name="P898"><text:span text:style-name="T899">Pikachu</text:span><text:span text:style-name="T900">:<text:s/></text:span><text:span text:style-name="T901">Pika</text:span><text:span text:style-name="T902"><text:s/></text:span><text:span text:style-name="T903">Pika</text:span><text:span text:style-name="T904">!,<text:s/></text:span></text:p>
        </text:list-item>
        <text:list-item>
          <text:p text:style-name="P905"><text:span text:style-name="T906">Piplup</text:span><text:span text:style-name="T907">:<text:s/></text:span><text:span text:style-name="T908">Piplup</text:span><text:span text:style-name="T909">!,<text:s/></text:span></text:p>
        </text:list-item>
        <text:list-item>
          <text:p text:style-name="P910"><text:span text:style-name="T911">Treecko</text:span><text:span text:style-name="T912">:<text:s/></text:span><text:span text:style-name="T913">Treecko</text:span><text:span text:style-name="T914">!,<text:s/></text:span></text:p>
        </text:list-item>
        <text:list-item>
          <text:p text:style-name="P915"><text:span text:style-name="T916">Charmander</text:span><text:span text:style-name="T917">:<text:s/></text:span><text:span text:style-name="T918">Charrr</text:span><text:span text:style-name="T919">!</text:span></text:p>
        </text:list-item>
      </text:list>
      <text:list text:style-name="LFO11" text:continue-numbering="true">
        <text:list-item>
          <text:p text:style-name="P920"><text:span text:style-name="T921">進食</text:span><text:span text:style-name="T922"><text:s/>(</text:span><text:span text:style-name="T923">eat</text:span><text:span text:style-name="T924">,<text:s/></text:span><text:span text:style-name="T925">Y</text:span><text:span text:style-name="T926"><text:s/>=<text:s/></text:span><text:span text:style-name="T927">2</text:span><text:span text:style-name="T928">)</text:span><text:span text:style-name="T929">：格式為</text:span><text:span text:style-name="T930"><text:s/>[</text:span><text:span text:style-name="T931">Name</text:span><text:span text:style-name="T932">]<text:s/></text:span><text:span text:style-name="T933">is</text:span><text:span text:style-name="T934"><text:s/></text:span><text:span text:style-name="T935">eating</text:span><text:span text:style-name="T936"><text:s/></text:span><text:span text:style-name="T937">food</text:span><text:span text:style-name="T938">. [</text:span><text:span text:style-name="T939">Str</text:span><text:span text:style-name="T940">:<text:s/></text:span><text:span text:style-name="T941">舊</text:span><text:span text:style-name="T942">-&gt;</text:span><text:span text:style-name="T943">新</text:span><text:span text:style-name="T944">,<text:s/></text:span><text:span text:style-name="T945">Spd</text:span><text:span text:style-name="T946">:<text:s/></text:span><text:span text:style-name="T947">舊</text:span><text:span text:style-name="T948">-&gt;</text:span><text:span text:style-name="T949">新</text:span><text:span text:style-name="T950">]</text:span><text:span text:style-name="T951">進食後會增加屬性，且不設上限：</text:span></text:p>
        </text:list-item>
      </text:list>
      <text:list text:style-name="LFO13" text:continue-numbering="true">
        <text:list-item>
          <text:p text:style-name="P952"><text:span text:style-name="T953">Pikachu</text:span><text:span text:style-name="T954">:<text:s/></text:span><text:span text:style-name="T955">strength</text:span><text:span text:style-name="T956"><text:s/>+<text:s/></text:span><text:span text:style-name="T957">2</text:span></text:p>
        </text:list-item>
        <text:list-item>
          <text:p text:style-name="P958"><text:span text:style-name="T959">Piplup</text:span><text:span text:style-name="T960">:<text:s/></text:span><text:span text:style-name="T961">strength</text:span><text:span text:style-name="T962"><text:s/>+<text:s/></text:span><text:span text:style-name="T963">1</text:span><text:span text:style-name="T964">,<text:s/></text:span><text:span text:style-name="T965">speed</text:span><text:span text:style-name="T966"><text:s/>+<text:s/></text:span><text:span text:style-name="T967">3</text:span><text:span text:style-name="T968">。</text:span></text:p>
        </text:list-item>
        <text:list-item>
          <text:p text:style-name="P969"><text:span text:style-name="T970">Treecko</text:span><text:span text:style-name="T971">:<text:s/></text:span><text:span text:style-name="T972">speed</text:span><text:span text:style-name="T973"><text:s/>+<text:s/></text:span><text:span text:style-name="T974">5</text:span><text:span text:style-name="T975">。</text:span></text:p>
        </text:list-item>
        <text:list-item>
          <text:p text:style-name="P976"><text:span text:style-name="T977">Charmander</text:span><text:span text:style-name="T978">:<text:s/></text:span><text:span text:style-name="T979">strength</text:span><text:span text:style-name="T980"><text:s/>+<text:s/></text:span><text:span text:style-name="T981">2</text:span><text:span text:style-name="T982">,<text:s/></text:span><text:span text:style-name="T983">speed</text:span><text:span text:style-name="T984"><text:s/>+<text:s/></text:span><text:span text:style-name="T985">2</text:span><text:span text:style-name="T986">。</text:span></text:p>
        </text:list-item>
      </text:list>
      <text:list text:style-name="LFO8" text:continue-numbering="true">
        <text:list-item>
          <text:p text:style-name="P987"><text:span text:style-name="T988">戰鬥力與克制規則：</text:span></text:p>
        </text:list-item>
      </text:list>
      <text:list text:style-name="LFO14" text:continue-numbering="true">
        <text:list-item>
          <text:p text:style-name="P989"><text:span text:style-name="T990">基礎戰鬥力</text:span><text:span text:style-name="T991"><text:s/>(</text:span><text:span text:style-name="T992">Power</text:span><text:span text:style-name="T993">)</text:span><text:span text:style-name="T994">：公式為</text:span><text:span text:style-name="T995"><text:s/></text:span><text:span text:style-name="T996">7</text:span><text:span text:style-name="T997"><text:s/>*<text:s/></text:span><text:span text:style-name="T998">strength</text:span><text:span text:style-name="T999"><text:s/>+<text:s/></text:span><text:span text:style-name="T1000">5</text:span><text:span text:style-name="T1001"><text:s/>*<text:s/></text:span><text:span text:style-name="T1002">speed</text:span><text:span text:style-name="T1003">。</text:span></text:p>
        </text:list-item>
        <text:list-item>
          <text:p text:style-name="P1004"><text:span text:style-name="T1005">特殊攻擊者</text:span><text:span text:style-name="T1006"><text:s/>(</text:span><text:span text:style-name="T1007">SpecialAttacker</text:span><text:span text:style-name="T1008">)</text:span><text:span text:style-name="T1009">：這是一個介面</text:span><text:span text:style-name="T1010">(interface)</text:span><text:span text:style-name="T1011">。若實作此介面，計算</text:span><text:span text:style-name="T1012"><text:s/></text:span><text:span text:style-name="T1013">Power</text:span><text:span text:style-name="T1014"><text:s/></text:span><text:span text:style-name="T1015">時會有加成</text:span><text:span text:style-name="T1016">：</text:span></text:p>
        </text:list-item>
      </text:list>
      <text:list text:style-name="LFO15" text:continue-numbering="true">
        <text:list-item>
          <text:p text:style-name="P1017"><text:span text:style-name="T1018">Pikachu</text:span><text:span text:style-name="T1019">:<text:s/></text:span><text:span text:style-name="T1020">strength</text:span><text:span text:style-name="T1021"><text:s/></text:span><text:span text:style-name="T1022">以</text:span><text:span text:style-name="T1023"><text:s/></text:span><text:span text:style-name="T1024">2</text:span><text:span text:style-name="T1025"><text:s/></text:span><text:span text:style-name="T1026">倍計算。</text:span></text:p>
        </text:list-item>
        <text:list-item>
          <text:p text:style-name="P1027"><text:span text:style-name="T1028">Treecko</text:span><text:span text:style-name="T1029">:<text:s/></text:span><text:span text:style-name="T1030">speed</text:span><text:span text:style-name="T1031"><text:s/></text:span><text:span text:style-name="T1032">以</text:span><text:span text:style-name="T1033"><text:s/></text:span><text:span text:style-name="T1034">3</text:span><text:span text:style-name="T1035"><text:s/></text:span><text:span text:style-name="T1036">倍計算。</text:span></text:p>
        </text:list-item>
        <text:list-item>
          <text:p text:style-name="P1037"><text:span text:style-name="T1038">Charmander</text:span><text:span text:style-name="T1039">:<text:s/></text:span><text:span text:style-name="T1040">計算完</text:span><text:span text:style-name="T1041"><text:s/></text:span><text:span text:style-name="T1042">Power</text:span><text:span text:style-name="T1043"><text:s/></text:span><text:span text:style-name="T1044">後，總分額外加成</text:span><text:span text:style-name="T1045"><text:s/></text:span><text:span text:style-name="T1046">1</text:span><text:span text:style-name="T1047">.</text:span><text:span text:style-name="T1048">2</text:span><text:span text:style-name="T1049"><text:s/></text:span><text:span text:style-name="T1050">倍</text:span><text:span text:style-name="T1051">（無條件捨去至整數）</text:span><text:span text:style-name="T1052">。</text:span></text:p>
        </text:list-item>
      </text:list>
      <text:list text:style-name="LFO14" text:continue-numbering="true">
        <text:list-item>
          <text:p text:style-name="P1053"><text:span text:style-name="T1054">屬性克制：在對戰中，若</text:span><text:span text:style-name="T1055"><text:s/></text:span><text:span text:style-name="T1056">A</text:span><text:span text:style-name="T1057"><text:s/></text:span><text:span text:style-name="T1058">克制</text:span><text:span text:style-name="T1059"><text:s/></text:span><text:span text:style-name="T1060">B</text:span><text:span text:style-name="T1061">，則</text:span><text:span text:style-name="T1062"><text:s/></text:span><text:span text:style-name="T1063">A</text:span><text:span text:style-name="T1064"><text:s/></text:span><text:span text:style-name="T1065">的</text:span><text:span text:style-name="T1066"><text:s/></text:span><text:span text:style-name="T1067">Power</text:span><text:span text:style-name="T1068"><text:s/></text:span><text:span text:style-name="T1069">額外加成</text:span><text:span text:style-name="T1070"><text:s/></text:span><text:span text:style-name="T1071">1</text:span><text:span text:style-name="T1072">.</text:span><text:span text:style-name="T1073">5</text:span><text:span text:style-name="T1074"><text:s/></text:span><text:span text:style-name="T1075">倍</text:span><text:span text:style-name="T1076">（無條件捨去至整數）</text:span><text:span text:style-name="T1077">。</text:span></text:p>
        </text:list-item>
      </text:list>
      <text:p text:style-name="P1078">克制關係為：火<text:s/>&gt;<text:s/>草、草<text:s/>&gt;<text:s/>水、水<text:s/>&gt;<text:s/>火、電<text:s/>&gt;<text:s/>水。</text:p>
      <text:p text:style-name="P1079"/>
      <text:soft-page-break/>
      <text:p text:style-name="P1080">輸入格式：</text:p>
      <text:list text:style-name="LFO16" text:continue-numbering="true">
        <text:list-item>
          <text:p text:style-name="P1081"><text:span text:style-name="T1082">1</text:span><text:span text:style-name="T1083"><text:s/></text:span><text:span text:style-name="T1084">X</text:span><text:span text:style-name="T1085">：建立神奇寶貝，</text:span><text:span text:style-name="T1086">X</text:span><text:span text:style-name="T1087"><text:s/>(</text:span><text:span text:style-name="T1088">1</text:span><text:span text:style-name="T1089">:</text:span><text:span text:style-name="T1090">皮卡丘</text:span><text:span text:style-name="T1091">,<text:s/></text:span><text:span text:style-name="T1092">2</text:span><text:span text:style-name="T1093">:</text:span><text:span text:style-name="T1094">波加曼</text:span><text:span text:style-name="T1095">,<text:s/></text:span><text:span text:style-name="T1096">3</text:span><text:span text:style-name="T1097">:</text:span><text:span text:style-name="T1098">木守宮</text:span><text:span text:style-name="T1099">,<text:s/></text:span><text:span text:style-name="T1100">4</text:span><text:span text:style-name="T1101">:</text:span><text:span text:style-name="T1102">小火龍</text:span><text:span text:style-name="T1103">)</text:span><text:span text:style-name="T1104">。</text:span></text:p>
        </text:list-item>
        <text:list-item>
          <text:p text:style-name="P1105"><text:span text:style-name="T1106">2</text:span><text:span text:style-name="T1107"><text:s/></text:span><text:span text:style-name="T1108">ID</text:span><text:span text:style-name="T1109"><text:s/></text:span><text:span text:style-name="T1110">Y</text:span><text:span text:style-name="T1111">：對編號</text:span><text:span text:style-name="T1112"><text:s/></text:span><text:span text:style-name="T1113">ID</text:span><text:span text:style-name="T1114"><text:s/></text:span><text:span text:style-name="T1115">的對象執行行為，</text:span><text:span text:style-name="T1116">Y</text:span><text:span text:style-name="T1117"><text:s/>(</text:span><text:span text:style-name="T1118">1</text:span><text:span text:style-name="T1119">:</text:span><text:span text:style-name="T1120">叫聲</text:span><text:span text:style-name="T1121">,<text:s/></text:span><text:span text:style-name="T1122">2</text:span><text:span text:style-name="T1123">:</text:span><text:span text:style-name="T1124">進食</text:span><text:span text:style-name="T1125">)</text:span><text:span text:style-name="T1126">。</text:span></text:p>
        </text:list-item>
        <text:list-item>
          <text:p text:style-name="P1127"><text:span text:style-name="T1128">2</text:span><text:span text:style-name="T1129"><text:s/></text:span><text:span text:style-name="T1130">ID</text:span><text:span text:style-name="T1131"><text:s/></text:span><text:span text:style-name="T1132">3</text:span><text:span text:style-name="T1133"><text:s/></text:span><text:span text:style-name="T1134">ID2</text:span><text:span text:style-name="T1135">：編號</text:span><text:span text:style-name="T1136"><text:s/></text:span><text:span text:style-name="T1137">ID</text:span><text:span text:style-name="T1138"><text:s/></text:span><text:span text:style-name="T1139">與</text:span><text:span text:style-name="T1140"><text:s/></text:span><text:span text:style-name="T1141">ID2</text:span><text:span text:style-name="T1142"><text:s/></text:span><text:span text:style-name="T1143">進行對戰比較。</text:span></text:p>
        </text:list-item>
        <text:list-item>
          <text:p text:style-name="P1144"><text:span text:style-name="T1145">3</text:span><text:span text:style-name="T1146">：顯示目前總神奇寶貝數量。</text:span></text:p>
        </text:list-item>
        <text:list-item>
          <text:p text:style-name="P1147"><text:span text:style-name="T1148">4</text:span><text:span text:style-name="T1149"><text:s/></text:span><text:span text:style-name="T1150">ID</text:span><text:span text:style-name="T1151">：顯示詳細資訊。</text:span></text:p>
        </text:list-item>
        <text:list-item>
          <text:p text:style-name="P1152"><text:span text:style-name="T1153">-</text:span><text:span text:style-name="T1154">1</text:span><text:span text:style-name="T1155">：結束程式。</text:span></text:p>
        </text:list-item>
      </text:list>
      <text:p text:style-name="P1156">輸出格式：</text:p>
      <text:p text:style-name="P1157"/>
      <text:list text:style-name="LFO17" text:continue-numbering="true">
        <text:list-item>
          <text:p text:style-name="P1158"><text:span text:style-name="T1159">對戰輸出：</text:span></text:p>
        </text:list-item>
      </text:list>
      <text:p text:style-name="P1160"><text:span text:style-name="T1161">Power</text:span><text:span text:style-name="T1162">: &lt;</text:span><text:span text:style-name="T1163">v1</text:span><text:span text:style-name="T1164">&gt;<text:s/></text:span><text:span text:style-name="T1165">vs</text:span><text:span text:style-name="T1166">. &lt;</text:span><text:span text:style-name="T1167">v2</text:span><text:span text:style-name="T1168">&gt;<text:s/></text:span><text:span text:style-name="T1169">並接續</text:span><text:span text:style-name="T1170"><text:s/>&lt;</text:span><text:span text:style-name="T1171">Name</text:span><text:span text:style-name="T1172">&gt;<text:s/></text:span><text:span text:style-name="T1173">wins</text:span><text:span text:style-name="T1174">!</text:span><text:span text:style-name="T1175">，或是</text:span><text:span text:style-name="T1176">Draw!</text:span></text:p>
      <text:list text:style-name="LFO17" text:continue-numbering="true">
        <text:list-item>
          <text:p text:style-name="P1177"><text:span text:style-name="T1178">統計輸出：</text:span><text:span text:style-name="T1179">Total</text:span><text:span text:style-name="T1180">: &lt;</text:span><text:span text:style-name="T1181">count</text:span><text:span text:style-name="T1182">&gt;</text:span><text:span text:style-name="T1183">。</text:span></text:p>
        </text:list-item>
        <text:list-item>
          <text:p text:style-name="P1184"><text:span text:style-name="T1185">詳細資訊：</text:span><text:span text:style-name="T1186">ID</text:span><text:span text:style-name="T1187">: &lt;</text:span><text:span text:style-name="T1188">id</text:span><text:span text:style-name="T1189">&gt;,<text:s/></text:span><text:span text:style-name="T1190">Type</text:span><text:span text:style-name="T1191">: &lt;</text:span><text:span text:style-name="T1192">type</text:span><text:span text:style-name="T1193">&gt;,<text:s/></text:span><text:span text:style-name="T1194">Str</text:span><text:span text:style-name="T1195">: &lt;</text:span><text:span text:style-name="T1196">strength</text:span><text:span text:style-name="T1197">&gt;,<text:s/></text:span><text:span text:style-name="T1198">Spd</text:span><text:span text:style-name="T1199">: &lt;</text:span><text:span text:style-name="T1200">speed</text:span><text:span text:style-name="T1201">&gt;</text:span><text:span text:style-name="T1202">。</text:span></text:p>
        </text:list-item>
      </text:list>
      <text:p text:style-name="P1203">(格式請嚴格參考輸出範例)</text:p>
      <text:p text:style-name="Standard"/>
      <text:p text:style-name="P1204">注意事項:</text:p>
      <text:list text:style-name="LFO18">
        <text:list-item text:start-value="1">
          <text:p text:style-name="P1205"><text:span text:style-name="T1206">請勿修改</text:span><text:span text:style-name="T1207">main</text:span><text:span text:style-name="T1208">函式。</text:span></text:p>
        </text:list-item>
        <text:list-item>
          <text:p text:style-name="P1209"><text:span text:style-name="T1210">請按照</text:span><text:span text:style-name="T1211">TODO</text:span><text:span text:style-name="T1212">實做函式，勿亂新增其他函式。</text:span></text:p>
        </text:list-item>
      </text:list>
      <table:table table:style-name="Table1213">
        <table:table-columns>
          <table:table-column table:style-name="TableColumn1214"/>
          <table:table-column table:style-name="TableColumn1215"/>
        </table:table-columns>
        <table:table-row table:style-name="TableRow1216">
          <table:table-cell table:style-name="TableCell1217">
            <text:p text:style-name="Standard"><text:span text:style-name="T1218">Sample</text:span><text:span text:style-name="T1219"><text:s/></text:span><text:span text:style-name="T1220">Input</text:span><text:span text:style-name="T1221"><text:s/></text:span><text:span text:style-name="T1222">1</text:span></text:p>
          </table:table-cell>
          <table:table-cell table:style-name="TableCell1223">
            <text:p text:style-name="Standard"><text:span text:style-name="T1224">Sample</text:span><text:span text:style-name="T1225"><text:s/></text:span><text:span text:style-name="T1226">Output</text:span><text:span text:style-name="T1227"><text:s/></text:span><text:span text:style-name="T1228">1</text:span></text:p>
          </table:table-cell>
        </table:table-row>
        <table:table-row table:style-name="TableRow1229">
          <table:table-cell table:style-name="TableCell1230">
            <text:p text:style-name="P1231"><text:span text:style-name="T1232">1</text:span><text:span text:style-name="T1233"><text:s/></text:span><text:span text:style-name="T1234">1</text:span></text:p>
            <text:p text:style-name="P1235"><text:span text:style-name="T1236">1</text:span><text:span text:style-name="T1237"><text:s/></text:span><text:span text:style-name="T1238">2</text:span></text:p>
            <text:p text:style-name="P1239"><text:span text:style-name="T1240">2</text:span><text:span text:style-name="T1241"><text:s/></text:span><text:span text:style-name="T1242">1</text:span><text:span text:style-name="T1243"><text:s/></text:span><text:span text:style-name="T1244">1</text:span></text:p>
            <text:p text:style-name="P1245"><text:span text:style-name="T1246">3</text:span></text:p>
            <text:p text:style-name="P1247"><text:span text:style-name="T1248">2</text:span><text:span text:style-name="T1249"><text:s/></text:span><text:span text:style-name="T1250">1</text:span><text:span text:style-name="T1251"><text:s/></text:span><text:span text:style-name="T1252">3</text:span><text:span text:style-name="T1253"><text:s/></text:span><text:span text:style-name="T1254">2</text:span></text:p>
            <text:p text:style-name="P1255"><text:span text:style-name="T1256">-</text:span><text:span text:style-name="T1257">1</text:span></text:p>
          </table:table-cell>
          <table:table-cell table:style-name="TableCell1258">
            <text:p text:style-name="P1259"><text:span text:style-name="T1260">Pikachu</text:span><text:span text:style-name="T1261">:</text:span><text:span text:style-name="T1262"><text:s/></text:span><text:span text:style-name="T1263">Pika</text:span><text:span text:style-name="T1264"><text:s/></text:span><text:span text:style-name="T1265">Pika</text:span><text:span text:style-name="T1266">!</text:span></text:p>
            <text:p text:style-name="P1267"><text:span text:style-name="T1268">Total</text:span><text:span text:style-name="T1269">:<text:s/></text:span><text:span text:style-name="T1270">2</text:span></text:p>
            <text:p text:style-name="P1271"><text:span text:style-name="T1272">Power</text:span><text:span text:style-name="T1273">:<text:s/></text:span><text:span text:style-name="T1274">262</text:span><text:span text:style-name="T1275"><text:s/></text:span><text:span text:style-name="T1276">vs</text:span><text:span text:style-name="T1277">.<text:s/></text:span><text:span text:style-name="T1278">74</text:span></text:p>
            <text:p text:style-name="P1279"><text:span text:style-name="T1280">Pikachu</text:span><text:span text:style-name="T1281"><text:s/></text:span><text:span text:style-name="T1282">wins</text:span><text:span text:style-name="T1283">!</text:span></text:p>
          </table:table-cell>
        </table:table-row>
      </table:table>
      <text:p text:style-name="P1284"/>
      <table:table table:style-name="Table1285">
        <table:table-columns>
          <table:table-column table:style-name="TableColumn1286"/>
          <table:table-column table:style-name="TableColumn1287"/>
        </table:table-columns>
        <table:table-row table:style-name="TableRow1288">
          <table:table-cell table:style-name="TableCell1289">
            <text:p text:style-name="Standard"><text:span text:style-name="T1290">Sample</text:span><text:span text:style-name="T1291"><text:s/></text:span><text:span text:style-name="T1292">Input</text:span><text:span text:style-name="T1293"><text:s/></text:span><text:span text:style-name="T1294">2</text:span></text:p>
          </table:table-cell>
          <table:table-cell table:style-name="TableCell1295">
            <text:p text:style-name="Standard"><text:span text:style-name="T1296">Sample</text:span><text:span text:style-name="T1297"><text:s/></text:span><text:span text:style-name="T1298">Output</text:span><text:span text:style-name="T1299"><text:s/></text:span><text:span text:style-name="T1300">2</text:span></text:p>
          </table:table-cell>
        </table:table-row>
        <table:table-row table:style-name="TableRow1301">
          <table:table-cell table:style-name="TableCell1302">
            <text:p text:style-name="P1303"><text:span text:style-name="T1304">1</text:span><text:span text:style-name="T1305"><text:s/></text:span><text:span text:style-name="T1306">4</text:span></text:p>
            <text:p text:style-name="P1307"><text:span text:style-name="T1308">1</text:span><text:span text:style-name="T1309"><text:s/></text:span><text:span text:style-name="T1310">2</text:span></text:p>
            <text:p text:style-name="P1311"><text:span text:style-name="T1312">1</text:span><text:span text:style-name="T1313"><text:s/></text:span><text:span text:style-name="T1314">3</text:span></text:p>
            <text:p text:style-name="P1315"><text:span text:style-name="T1316">2</text:span><text:span text:style-name="T1317"><text:s/></text:span><text:span text:style-name="T1318">1</text:span><text:span text:style-name="T1319"><text:s/></text:span><text:span text:style-name="T1320">2</text:span></text:p>
            <text:p text:style-name="P1321"><text:span text:style-name="T1322">4</text:span><text:span text:style-name="T1323"><text:s/></text:span><text:span text:style-name="T1324">1</text:span></text:p>
            <text:p text:style-name="P1325"><text:span text:style-name="T1326">2</text:span><text:span text:style-name="T1327"><text:s/></text:span><text:span text:style-name="T1328">1</text:span><text:span text:style-name="T1329"><text:s/></text:span><text:span text:style-name="T1330">3</text:span><text:span text:style-name="T1331"><text:s/></text:span><text:span text:style-name="T1332">3</text:span></text:p>
            <text:p text:style-name="P1333"><text:span text:style-name="T1334">-</text:span><text:span text:style-name="T1335">1</text:span></text:p>
          </table:table-cell>
          <table:table-cell table:style-name="TableCell1336">
            <text:p text:style-name="P1337"><text:span text:style-name="T1338">Charmander</text:span><text:span text:style-name="T1339"><text:s/></text:span><text:span text:style-name="T1340">is</text:span><text:span text:style-name="T1341"><text:s/></text:span><text:span text:style-name="T1342">eating</text:span><text:span text:style-name="T1343"><text:s/></text:span><text:span text:style-name="T1344">food</text:span><text:span text:style-name="T1345">. [</text:span><text:span text:style-name="T1346">Str</text:span><text:span text:style-name="T1347">:<text:s/></text:span><text:span text:style-name="T1348">8</text:span><text:span text:style-name="T1349">-&gt;</text:span><text:span text:style-name="T1350">10</text:span><text:span text:style-name="T1351">,<text:s/></text:span><text:span text:style-name="T1352">Spd</text:span><text:span text:style-name="T1353">:<text:s/></text:span><text:span text:style-name="T1354">8</text:span><text:span text:style-name="T1355">-&gt;</text:span><text:span text:style-name="T1356">10</text:span><text:span text:style-name="T1357">]</text:span></text:p>
            <text:p text:style-name="P1358"><text:span text:style-name="T1359">ID</text:span><text:span text:style-name="T1360">:<text:s/></text:span><text:span text:style-name="T1361">1</text:span><text:span text:style-name="T1362">,<text:s/></text:span><text:span text:style-name="T1363">Type</text:span><text:span text:style-name="T1364">:<text:s/></text:span><text:span text:style-name="T1365">Charmander</text:span><text:span text:style-name="T1366">,<text:s/></text:span><text:span text:style-name="T1367">Str</text:span><text:span text:style-name="T1368">:<text:s/></text:span><text:span text:style-name="T1369">10</text:span><text:span text:style-name="T1370">,<text:s/></text:span><text:span text:style-name="T1371">Spd</text:span><text:span text:style-name="T1372">:<text:s/></text:span><text:span text:style-name="T1373">10</text:span></text:p>
            <text:p text:style-name="P1374"><text:span text:style-name="T1375">Power</text:span><text:span text:style-name="T1376">:<text:s/></text:span><text:span text:style-name="T1377">216</text:span><text:span text:style-name="T1378"><text:s/></text:span><text:span text:style-name="T1379">vs</text:span><text:span text:style-name="T1380">.<text:s/></text:span><text:span text:style-name="T1381">192</text:span></text:p>
            <text:p text:style-name="P1382"><text:span text:style-name="T1383">Charmander</text:span><text:span text:style-name="T1384"><text:s/></text:span><text:span text:style-name="T1385">wins</text:span><text:span text:style-name="T1386">!</text:span></text:p>
          </table:table-cell>
        </table:table-row>
      </table:table>
      <text:p text:style-name="P1387"/>
      <text:p text:style-name="P1388"/>
      <text:p text:style-name="P1389">Q4 –<text:s/>音樂祭<text:s/>(C++) 30%</text:p>
      <text:p text:style-name="Standard"><text:span text:style-name="T1390">題目敘述：</text:span></text:p>
      <text:p text:style-name="P1391">崴崴孟孟正在準備音樂祭，他們拿草莓蛋糕當報酬，請你設計一個音樂祭管理系統來管理音樂祭的行程。</text:p>
      <text:p text:style-name="P1392"/>
      <text:p text:style-name="P1393">class設計如下：</text:p>
      <text:list text:style-name="LFO20" text:continue-numbering="true">
        <text:list-item>
          <text:p text:style-name="P1394">樂團(Band)：記錄樂團名稱以及成員列表。</text:p>
        </text:list-item>
        <text:list-item>
          <text:p text:style-name="P1395"><text:span text:style-name="T1396">演出</text:span><text:span text:style-name="T1397">(Performance)</text:span><text:span text:style-name="T1398">：記錄</text:span><text:span text:style-name="T1399">一場</text:span><text:span text:style-name="T1400">演出，包括樂團名稱、開始時間與結束時間。</text:span></text:p>
        </text:list-item>
        <text:list-item>
          <text:p text:style-name="P1401"><text:span text:style-name="T1402">舞台</text:span><text:span text:style-name="T1403">(Stage)</text:span><text:span text:style-name="T1404">：記錄舞台名稱以及此舞台上的</text:span><text:span text:style-name="T1405">所有</text:span><text:span text:style-name="T1406">演出。</text:span></text:p>
        </text:list-item>
        <text:list-item>
          <text:p text:style-name="P1407">音樂祭(Festival)：記錄音樂祭的名稱、所有樂團與所有舞台。</text:p>
        </text:list-item>
      </text:list>
      <text:p text:style-name="P1408"/>
      <text:p text:style-name="P1409">管理系統功能：</text:p>
      <text:list text:style-name="LFO21" text:continue-numbering="true">
        <text:list-item>
          <text:p text:style-name="P1410">管理多個樂團。</text:p>
        </text:list-item>
        <text:list-item>
          <text:p text:style-name="P1411">管理多個舞台。</text:p>
        </text:list-item>
        <text:list-item>
          <text:p text:style-name="P1412">安排各樂團在不同舞台的演出。</text:p>
        </text:list-item>
      </text:list>
      <text:p text:style-name="P1413"/>
      <text:p text:style-name="P1414">TODO<text:s/>(詳細功能要求請看提供程式碼中的註解):</text:p>
      <text:list text:style-name="LFO22" text:continue-numbering="true">
        <text:list-item>
          <text:p text:style-name="P1415">Stage class:</text:p>
          <text:list text:continue-numbering="true">
            <text:list-item>
              <text:p text:style-name="P1416">hasTimeConflict</text:p>
            </text:list-item>
            <text:list-item>
              <text:p text:style-name="P1417">addPerformance</text:p>
            </text:list-item>
            <text:list-item>
              <text:p text:style-name="P1418">sortPerformances</text:p>
            </text:list-item>
            <text:list-item>
              <text:p text:style-name="P1419">removePerformancesByBand</text:p>
            </text:list-item>
            <text:list-item>
              <text:p text:style-name="P1420">hasBand</text:p>
            </text:list-item>
          </text:list>
        </text:list-item>
        <text:list-item>
          <text:p text:style-name="P1421">Festival class:</text:p>
          <text:list text:continue-numbering="true">
            <text:list-item>
              <text:p text:style-name="P1422">hasBandScheduleConflict</text:p>
            </text:list-item>
            <text:list-item>
              <text:p text:style-name="P1423">schedulePerformance</text:p>
            </text:list-item>
            <text:list-item>
              <text:p text:style-name="P1424">removeBand</text:p>
            </text:list-item>
          </text:list>
        </text:list-item>
      </text:list>
      <text:p text:style-name="P1425"/>
      <text:p text:style-name="P1426">輸入格式：</text:p>
      <text:p text:style-name="P1427">請將debugMode設為true來查看輸入格式。</text:p>
      <text:p text:style-name="P1428"/>
      <text:p text:style-name="P1429">輸出格式：</text:p>
      <text:p text:style-name="P1430">Todo中，如果有需要輸出的地方，註解有提供程式碼。</text:p>
      <text:p text:style-name="P1431"/>
      <text:p text:style-name="P1432">注意事項:</text:p>
      <text:list text:style-name="LFO23" text:continue-numbering="true">
        <text:list-item>
          <text:p text:style-name="P1433">請勿修改main函式。</text:p>
        </text:list-item>
        <text:list-item>
          <text:p text:style-name="P1434">請勿修改TODO之外的函式或新增函式。</text:p>
        </text:list-item>
        <text:list-item>
          <text:p text:style-name="P1435">可以增加所需要的library。</text:p>
        </text:list-item>
        <text:list-item>
          <text:p text:style-name="P1436">不會有過日的開始時間與結束時間(例:23-1)。</text:p>
        </text:list-item>
        <text:list-item>
          <text:p text:style-name="P1437">上傳到OJ時，請將debugMode設成false。</text:p>
        </text:list-item>
      </text:list>
      <text:p text:style-name="P1438"/>
      <table:table table:style-name="Table1439">
        <table:table-columns>
          <table:table-column table:style-name="TableColumn1440"/>
          <table:table-column table:style-name="TableColumn1441"/>
        </table:table-columns>
        <table:table-row table:style-name="TableRow1442">
          <table:table-cell table:style-name="TableCell1443">
            <text:p text:style-name="Standard"><text:span text:style-name="T1444">Sample Input 1</text:span></text:p>
          </table:table-cell>
          <table:table-cell table:style-name="TableCell1445">
            <text:p text:style-name="Standard"><text:span text:style-name="T1446">Sample Output 1</text:span></text:p>
          </table:table-cell>
        </table:table-row>
        <table:table-row table:style-name="TableRow1447">
          <table:table-cell table:style-name="TableCell1448">
            <text:p text:style-name="內文">1</text:p>
            <text:p text:style-name="內文">Weimeng_Music</text:p>
            <text:p text:style-name="內文">2</text:p>
            <text:p text:style-name="內文">FUMON</text:p>
            <text:p text:style-name="內文">2</text:p>
            <text:p text:style-name="內文">MyGO!!!!!</text:p>
            <text:p text:style-name="內文">2</text:p>
            <text:p text:style-name="內文">MangoJump</text:p>
            <text:p text:style-name="內文">2</text:p>
            <text:p text:style-name="內文">AveMujica</text:p>
            <text:p text:style-name="內文">2</text:p>
            <text:p text:style-name="內文">AmazingShow</text:p>
            <text:p text:style-name="內文">3</text:p>
            <text:p text:style-name="內文">Weimeng_Japan_Stage</text:p>
            <text:p text:style-name="內文">3</text:p>
            <text:p text:style-name="內文">Weimeng_Taiwan_Stage</text:p>
            <text:p text:style-name="內文">3</text:p>
            <text:p text:style-name="內文">Weimeng_Korea_Stage</text:p>
            <text:p text:style-name="內文">6</text:p>
            <text:p text:style-name="內文">Weimeng_Japan_Stage</text:p>
            <text:p text:style-name="內文">MyGO!!!!!</text:p>
            <text:p text:style-name="內文">10</text:p>
            <text:p text:style-name="內文">12</text:p>
            <text:p text:style-name="內文">6</text:p>
            <text:p text:style-name="內文">Weimeng_Japan_Stage</text:p>
            <text:p text:style-name="內文">MangoJump</text:p>
            <text:p text:style-name="內文">12</text:p>
            <text:p text:style-name="內文">14</text:p>
            <text:p text:style-name="內文">8</text:p>
            <text:p text:style-name="內文">KessokuBand</text:p>
            <text:p text:style-name="內文">6</text:p>
            <text:p text:style-name="內文">Weimeng_Japan_Stage</text:p>
            <text:p text:style-name="內文">AveMujica</text:p>
            <text:p text:style-name="內文">11</text:p>
            <text:p text:style-name="內文">13</text:p>
            <text:p text:style-name="內文">6</text:p>
            <text:p text:style-name="內文">Weimeng_Japan_Stage</text:p>
            <text:p text:style-name="內文">FUMON</text:p>
            <text:p text:style-name="內文">11</text:p>
            <text:p text:style-name="內文">13</text:p>
            <text:p text:style-name="內文">6</text:p>
            <text:p text:style-name="內文">Weimeng_Korea_Stage</text:p>
            <text:p text:style-name="內文">FUMON</text:p>
            <text:soft-page-break/>
            <text:p text:style-name="內文">14</text:p>
            <text:p text:style-name="內文">16</text:p>
            <text:p text:style-name="內文">2</text:p>
            <text:p text:style-name="內文">TOGENASHITOGEARI</text:p>
            <text:p text:style-name="內文">6</text:p>
            <text:p text:style-name="內文">Weimeng_Taiwan_Stage</text:p>
            <text:p text:style-name="內文">MyGO!!!!!</text:p>
            <text:p text:style-name="內文">11</text:p>
            <text:p text:style-name="內文">13</text:p>
            <text:p text:style-name="內文">6</text:p>
            <text:p text:style-name="內文">Weimeng_Taiwan_Stage</text:p>
            <text:p text:style-name="內文">MyGO!!!!!</text:p>
            <text:p text:style-name="內文">12</text:p>
            <text:p text:style-name="內文">14</text:p>
            <text:p text:style-name="內文">6</text:p>
            <text:p text:style-name="內文">Weimeng_Taiwan_Stage</text:p>
            <text:p text:style-name="內文">AveMujica</text:p>
            <text:p text:style-name="內文">14</text:p>
            <text:p text:style-name="內文">16</text:p>
            <text:p text:style-name="內文">6</text:p>
            <text:p text:style-name="內文">Weimeng_Korea_Stage</text:p>
            <text:p text:style-name="內文">AmazingShow</text:p>
            <text:p text:style-name="內文">9</text:p>
            <text:p text:style-name="內文">11</text:p>
            <text:p text:style-name="內文">6</text:p>
            <text:p text:style-name="內文">Weimeng_Korea_Stage</text:p>
            <text:p text:style-name="內文">MangoJump</text:p>
            <text:p text:style-name="內文">11</text:p>
            <text:p text:style-name="內文">13</text:p>
            <text:p text:style-name="內文">6</text:p>
            <text:p text:style-name="內文">Weimeng_Korea_Stage</text:p>
            <text:p text:style-name="內文">TOGENASHITOGEARI</text:p>
            <text:p text:style-name="內文">13</text:p>
            <text:p text:style-name="內文">15</text:p>
            <text:p text:style-name="內文">6</text:p>
            <text:p text:style-name="內文">Weimeng_Taiwan_Stage</text:p>
            <text:p text:style-name="內文">AveMujica</text:p>
            <text:p text:style-name="內文">14</text:p>
            <text:p text:style-name="內文">16</text:p>
            <text:p text:style-name="內文">7</text:p>
            <text:p text:style-name="內文">8</text:p>
            <text:p text:style-name="內文">MyGO!!!!!</text:p>
            <text:p text:style-name="內文">7</text:p>
            <text:p text:style-name="P1449">0</text:p>
          </table:table-cell>
          <table:table-cell table:style-name="TableCell1450">
            <text:p text:style-name="P1451">Band not found!</text:p>
            <text:p text:style-name="P1452">Time conflict!</text:p>
            <text:p text:style-name="P1453">Time conflict!</text:p>
            <text:p text:style-name="P1454">Band schedule conflict!</text:p>
            <text:p text:style-name="P1455">Band schedule conflict!</text:p>
            <text:p text:style-name="P1456">Time conflict!</text:p>
            <text:p text:style-name="P1457">Time conflict!</text:p>
            <text:p text:style-name="P1458">=== Schedule of<text:s/>Weimeng_Japan_Stage ===</text:p>
            <text:p text:style-name="P1459">Band: MyGO!!!!!, Time: 10:00 - 12:00</text:p>
            <text:p text:style-name="P1460">Band: MangoJump, Time: 12:00 - 14:00</text:p>
            <text:p text:style-name="P1461"/>
            <text:p text:style-name="P1462">=== Schedule of Weimeng_Taiwan_Stage ===</text:p>
            <text:p text:style-name="P1463">Band: MyGO!!!!!, Time: 12:00 - 14:00</text:p>
            <text:p text:style-name="P1464">Band: AveMujica, Time: 14:00 - 16:00</text:p>
            <text:p text:style-name="P1465"/>
            <text:p text:style-name="P1466">=== Schedule of<text:s/>Weimeng_Korea_Stage ===</text:p>
            <text:p text:style-name="P1467">Band: AmazingShow, Time: 9:00 - 11:00</text:p>
            <text:p text:style-name="P1468">Band: FUMON, Time: 14:00 - 16:00</text:p>
            <text:p text:style-name="P1469"/>
            <text:p text:style-name="P1470">=== Schedule of Weimeng_Japan_Stage ===</text:p>
            <text:p text:style-name="P1471">Band: MangoJump, Time: 12:00 - 14:00</text:p>
            <text:p text:style-name="P1472"/>
            <text:p text:style-name="P1473">=== Schedule of Weimeng_Taiwan_Stage ===</text:p>
            <text:p text:style-name="P1474">Band: AveMujica, Time: 14:00 - 16:00</text:p>
            <text:p text:style-name="P1475"/>
            <text:p text:style-name="P1476">===<text:s/>Schedule of Weimeng_Korea_Stage ===</text:p>
            <text:p text:style-name="P1477">Band: AmazingShow, Time: 9:00 - 11:00</text:p>
            <text:p text:style-name="P1478">Band: FUMON, Time: 14:00 - 16:00</text:p>
            <text:p text:style-name="P1479"/>
            <text:p text:style-name="P1480"/>
          </table:table-cell>
        </table:table-row>
      </table:table>
      <text:p text:style-name="P1481"/>
      <text:p text:style-name="P1482"><text:span text:style-name="T1483">~END~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新細明體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內文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內文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標題4" style:display-name="標題 4" style:family="paragraph" style:parent-style-name="內文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內文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內文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paragraph-properties fo:widows="2" fo:orphans="2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標題" style:display-name="標題" style:family="paragraph" style:parent-style-name="內文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內文Web" style:display-name="內文 (Web)" style:family="paragraph">
      <style:text-properties style:font-name="Times New Roman" style:font-name-asian="Times New Roman" style:font-name-complex="Times New Roman" fo:hyphenate="false"/>
    </style:style>
    <style:style style:name="清單段落" style:display-name="清單段落" style:family="paragraph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副標題" style:display-name="副標題" style:family="paragraph" style:parent-style-name="內文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預留位置文字" style:display-name="預留位置文字" style:family="text" style:parent-style-name="預設段落字型">
      <style:text-properties fo:color="#666666"/>
    </style:style>
    <style:style style:name="ListLabel1" style:display-name="ListLabel 1" style:family="text">
      <style:text-properties style:font-name-asian="Courier New" style:font-name-complex="Courier New"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asian="Courier New" style:font-name-complex="Courier New" fo:font-size="10pt" style:font-size-asian="10pt" style:font-size-complex="10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Wingdings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Wingdings"/>
    </style:style>
    <style:style style:name="WW_CharLFO14LVL5" style:family="text">
      <style:text-properties style:font-name="Wingdings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Wingdings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Wingdings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Wingdings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Wingdings"/>
    </style:style>
    <style:style style:name="WW_CharLFO22LVL5" style:family="text">
      <style:text-properties style:font-name="Wingdings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Wingdings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Wingdings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Wingdings"/>
    </style:style>
    <style:style style:name="WW_CharLFO24LVL5" style:family="text">
      <style:text-properties style:font-name="Wingdings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Wingdings"/>
    </style:style>
    <style:style style:name="WW_CharLFO24LVL8" style:family="text">
      <style:text-properties style:font-name="Wingdings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bullet text:level="1" text:style-name="WW_CharLFO4LVL1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4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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bullet text:level="1" text:style-name="WW_CharLFO1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2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bullet text:level="1" text:style-name="WW_CharLFO24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4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4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4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4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4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4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4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4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Times New Roman" fo:language="zh" fo:country="TW" style:language-asian="zh" style:country-asian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UKA</meta:initial-creator>
    <dc:creator>鈞瑋 賴</dc:creator>
    <meta:creation-date>2025-09-27T14:33:00Z</meta:creation-date>
    <dc:date>2026-04-07T15:07:00Z</dc:date>
    <meta:print-date>2025-10-07T13:14:00Z</meta:print-date>
    <meta:template xlink:href="Normal" xlink:type="simple"/>
    <meta:editing-cycles>127</meta:editing-cycles>
    <meta:editing-duration>PT11280S</meta:editing-duration>
    <meta:document-statistic meta:page-count="9" meta:paragraph-count="11" meta:word-count="870" meta:character-count="5821" meta:row-count="41" meta:non-whitespace-character-count="4962"/>
  </office:meta>
</office:document-meta>
</file>